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18.517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0.714cm" fo:break-before="auto" style:use-optimal-row-height="true"/>
    </style:style>
    <style:style style:name="ro3" style:family="table-row">
      <style:table-row-properties style:row-height="13.083cm" fo:break-before="auto" style:use-optimal-row-height="true"/>
    </style:style>
    <style:style style:name="ro4" style:family="table-row">
      <style:table-row-properties style:row-height="10.319cm" fo:break-before="auto" style:use-optimal-row-height="true"/>
    </style:style>
    <style:style style:name="ro5" style:family="table-row">
      <style:table-row-properties style:row-height="8.74cm" fo:break-before="auto" style:use-optimal-row-height="true"/>
    </style:style>
    <style:style style:name="ro6" style:family="table-row">
      <style:table-row-properties style:row-height="11.899cm" fo:break-before="auto" style:use-optimal-row-height="true"/>
    </style:style>
    <style:style style:name="ro7" style:family="table-row">
      <style:table-row-properties style:row-height="12.294cm" fo:break-before="auto" style:use-optimal-row-height="true"/>
    </style:style>
    <style:style style:name="ro8" style:family="table-row">
      <style:table-row-properties style:row-height="9.135cm" fo:break-before="auto" style:use-optimal-row-height="true"/>
    </style:style>
    <style:style style:name="ro9" style:family="table-row">
      <style:table-row-properties style:row-height="6.765cm" fo:break-before="auto" style:use-optimal-row-height="true"/>
    </style:style>
    <style:style style:name="ro10" style:family="table-row">
      <style:table-row-properties style:row-height="11.109cm" fo:break-before="auto" style:use-optimal-row-height="true"/>
    </style:style>
    <style:style style:name="ro11" style:family="table-row">
      <style:table-row-properties style:row-height="15.849cm" fo:break-before="auto" style:use-optimal-row-height="true"/>
    </style:style>
    <style:style style:name="ro12" style:family="table-row">
      <style:table-row-properties style:row-height="16.637cm" fo:break-before="auto" style:use-optimal-row-height="true"/>
    </style:style>
    <style:style style:name="ro13" style:family="table-row">
      <style:table-row-properties style:row-height="8.3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query_log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ocument_titles</text:p>
          </table:table-cell>
          <table:table-cell office:value-type="string" calcext:value-type="string">
            <text:p>document_contents</text:p>
          </table:table-cell>
          <table:table-cell office:value-type="string" calcext:value-type="string">
            <text:p>document_scores</text:p>
          </table:table-cell>
          <table:table-cell office:value-type="string" calcext:value-type="string">
            <text:p>generated_answer</text:p>
          </table:table-cell>
          <table:table-cell office:value-type="string" calcext:value-type="string">
            <text:p>user_rating</text:p>
          </table:table-cell>
        </table:table-row>
        <table:table-row table:style-name="ro2">
          <table:table-cell office:value-type="string" calcext:value-type="string">
            <text:p>02.07.2025 17:23:27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Что понимается под термином «документированная информация» в правилах организации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РК-8-2024. ПРАВИЛА ОРГАНИЗАЦИИ. РУКОВОДСТВО ПО КАЧЕСТВУ РАБОТ ПО ПОВЕРКЕ СРЕДСТВ ИЗМЕРЕНИЙ</text:p>
            <text:p>-----------  </text:p>
            <text:p>ПВ-5-2023. ПРАВИЛА ОРГАНИЗАЦИИ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СТО 070-006-2017. Система менеджмента. УПРАВЛЕНИЕ ДОКУМЕНТИРОВАННОЙ ИНФОРМАЦИЕЙ</text:p>
          </table:table-cell>
          <table:table-cell office:value-type="string" calcext:value-type="string">
            <text:p>1. Область применения</text:p>
            <text:p>Настоящий документ - Правила организации (Руководство по качеству) определяет общие правила и принципы организации работ по поверке средств измерений, проводимым в службе по обеспечению единства измерений, в т.ч. для выполнения требований Критериев аккредитации....</text:p>
            <text:p>-----------  </text:p>
            <text:p>1. Зафиксированная на материальном носителе путем документирования информация с реквизитами, позволяющими определить такую информацию или в установленных законодательством Российской Федерации случаях ее материальный носитель (Федеральный закон «Об информации, информационных технологиях и о защите информации» № 149-ФЗ от 27.07.2006 ст. 2 п. 11);</text:p>
            <text:p>2. Информация, которая должна управляться и поддерживаться организацией, и носитель, который ее содержит (ГОСТ Р ИСО 9000 п. 3.8.6);</text:p>
            <text:p>Примечания</text:p>
            <text:p>1 Докуме...</text:p>
            <text:p>-----------  </text:p>
            <text:p>1. Зафиксированная на материальном носителе путем документирования информация с реквизитами, позволяющими определить такую информацию или в установленных законодательством Российской Федерации случаях ее материальный носитель (Федеральный закон «Об информации, информационных технологиях и о защите информации» № 149-ФЗ от 27.07.2006 ст. 2 п. 11);</text:p>
            <text:p>2. Информация, которая должна управляться и поддерживаться организацией, и носитель, который ее содержит (ГОСТ Р ИСО 9000 п. 3.8.6);</text:p>
            <text:p>Примечания</text:p>
            <text:p>1 Докуме...</text:p>
            <text:p>-----------  </text:p>
            <text:p>1. Зафиксированная на материальном носителе путем документирования информация с реквизитами, позволяющими определить такую информацию или в установленных законодательством Российской Федерации случаях ее материальный носитель (Федеральный закон «Об информации, информационных технологиях и о защите информации» № 149-ФЗ от 27.07.2006 ст. 2 п. 11);</text:p>
            <text:p>2. Информация, которая должна управляться и поддерживаться организацией, и носитель, который ее содержит (ГОСТ Р ИСО 9000 п. 3.8.6);</text:p>
            <text:p>Примечания</text:p>
            <text:p>1 Докуме...</text:p>
            <text:p>-----------  </text:p>
            <text:p>3.9 документ: информация и носитель, на котором эта информация представлена, имеющий признаки, идентифицирующие его создание и утверждение (подписание, одобрение) - временные, относительно лиц/организаций;</text:p>
            <text:p>Примечания</text:p>
            <text:p>1. Документы могут иметь внешнее или внутреннее происхождение.</text:p>
            <text:p>2. К документам ЗАО «М-Стандарт» относятся выдаваемые от лица ЗАО «М-Стандарт» и передаваемые заказчикам отчетные документы по результатам проведения работ, внутренние нормативные (процедурные) документы, организационно-...</text:p>
            <text:p>-----------  </text:p>
            <text:p>3.9 документ: информация и носитель, на котором эта информация представлена, имеющий признаки, идентифицирующие его создание и утверждение (подписание, одобрение) - временные, относительно лиц/организаций;</text:p>
            <text:p>Примечания</text:p>
            <text:p>1. Документы могут иметь внешнее или внутреннее происхождение.</text:p>
            <text:p>2. К документам ЗАО «М-Стандарт» относятся выдаваемые от лица ЗАО «М-Стандарт» и передаваемые заказчикам отчетные документы по результатам проведения работ, внутренние нормативные (процедурные) документы, организационно-...</text:p>
          </table:table-cell>
          <table:table-cell office:value-type="string" calcext:value-type="string">
            <text:p>0.800336</text:p>
            <text:p>-------  </text:p>
            <text:p>0.799069</text:p>
            <text:p>-------  </text:p>
            <text:p>0.795251</text:p>
            <text:p>-------  </text:p>
            <text:p>0.794007</text:p>
            <text:p>-------  </text:p>
            <text:p>0.791885</text:p>
            <text:p>-------  </text:p>
            <text:p>0.789881</text:p>
          </table:table-cell>
          <table:table-cell office:value-type="string" calcext:value-type="string">
            <text:p>Вы хотите узнать определение термина «документированная информация», как оно трактуется в нормативных документах нашей организации?</text:p>
            <text:p/>
            <text:p>Ответ:</text:p>
            <text:p>Под термином «документированная информация» подразумевают зафиксированную на материальном носителе информацию с реквизитами, которые позволяют её однозначно идентифицировать. Это может быть любая информация, созданная внутри компании или поступившая извне, представленная в различных форматах и на любых носителях. Она включает в себя документацию, необходимую для работы организации, а также сведения о результатах выполненных процессов и мероприятий.</text:p>
            <text:p/>
            <text:p>Источник: статья 2, ПВ-5-2023</text:p>
            <text:p/>
            <text:p>Предупреждение: пожалуйста, перепроверяйте данную информацию в официальных источниках.</text:p>
            <text:p/>
            <text:p>Оцените мой ответ по шкале от 1 до 5, это поможет улучшить качество обслуживания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2.07.2025 17:26:49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Что понимается под термином «документированная информация» в правилах организации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РК-8-2024. ПРАВИЛА ОРГАНИЗАЦИИ. РУКОВОДСТВО ПО КАЧЕСТВУ РАБОТ ПО ПОВЕРКЕ СРЕДСТВ ИЗМЕРЕНИЙ</text:p>
            <text:p>-----------  </text:p>
            <text:p>ПВ-5-2023. ПРАВИЛА ОРГАНИЗАЦИИ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СТО 070-006-2017. Система менеджмента. УПРАВЛЕНИЕ ДОКУМЕНТИРОВАННОЙ ИНФОРМАЦИЕЙ</text:p>
          </table:table-cell>
          <table:table-cell office:value-type="string" calcext:value-type="string">
            <text:p>1. Область применения</text:p>
            <text:p>Настоящий документ - Правила организации (Руководство по качеству) определяет общие правила и принципы организации работ по поверке средств измерений, проводимым в службе по обеспечению единства измерений, в т.ч. для выполнения требований Критериев аккредитации....</text:p>
            <text:p>-----------  </text:p>
            <text:p>1. Зафиксированная на материальном носителе путем документирования информация с реквизитами, позволяющими определить такую информацию или в установленных законодательством Российской Федерации случаях ее материальный носитель (Федеральный закон «Об информации, информационных технологиях и о защите информации» № 149-ФЗ от 27.07.2006 ст. 2 п. 11);</text:p>
            <text:p>2. Информация, которая должна управляться и поддерживаться организацией, и носитель, который ее содержит (ГОСТ Р ИСО 9000 п. 3.8.6);</text:p>
            <text:p>Примечания</text:p>
            <text:p>1 Докуме...</text:p>
            <text:p>-----------  </text:p>
            <text:p>1. Зафиксированная на материальном носителе путем документирования информация с реквизитами, позволяющими определить такую информацию или в установленных законодательством Российской Федерации случаях ее материальный носитель (Федеральный закон «Об информации, информационных технологиях и о защите информации» № 149-ФЗ от 27.07.2006 ст. 2 п. 11);</text:p>
            <text:p>2. Информация, которая должна управляться и поддерживаться организацией, и носитель, который ее содержит (ГОСТ Р ИСО 9000 п. 3.8.6);</text:p>
            <text:p>Примечания</text:p>
            <text:p>1 Докуме...</text:p>
            <text:p>-----------  </text:p>
            <text:p>1. Зафиксированная на материальном носителе путем документирования информация с реквизитами, позволяющими определить такую информацию или в установленных законодательством Российской Федерации случаях ее материальный носитель (Федеральный закон «Об информации, информационных технологиях и о защите информации» № 149-ФЗ от 27.07.2006 ст. 2 п. 11);</text:p>
            <text:p>2. Информация, которая должна управляться и поддерживаться организацией, и носитель, который ее содержит (ГОСТ Р ИСО 9000 п. 3.8.6);</text:p>
            <text:p>Примечания</text:p>
            <text:p>1 Докуме...</text:p>
            <text:p>-----------  </text:p>
            <text:p>3.9 документ: информация и носитель, на котором эта информация представлена, имеющий признаки, идентифицирующие его создание и утверждение (подписание, одобрение) - временные, относительно лиц/организаций;</text:p>
            <text:p>Примечания</text:p>
            <text:p>1. Документы могут иметь внешнее или внутреннее происхождение.</text:p>
            <text:p>2. К документам ЗАО «М-Стандарт» относятся выдаваемые от лица ЗАО «М-Стандарт» и передаваемые заказчикам отчетные документы по результатам проведения работ, внутренние нормативные (процедурные) документы, организационно-...</text:p>
            <text:p>-----------  </text:p>
            <text:p>3.9 документ: информация и носитель, на котором эта информация представлена, имеющий признаки, идентифицирующие его создание и утверждение (подписание, одобрение) - временные, относительно лиц/организаций;</text:p>
            <text:p>Примечания</text:p>
            <text:p>1. Документы могут иметь внешнее или внутреннее происхождение.</text:p>
            <text:p>2. К документам ЗАО «М-Стандарт» относятся выдаваемые от лица ЗАО «М-Стандарт» и передаваемые заказчикам отчетные документы по результатам проведения работ, внутренние нормативные (процедурные) документы, организационно-...</text:p>
          </table:table-cell>
          <table:table-cell office:value-type="string" calcext:value-type="string">
            <text:p>0.800336</text:p>
            <text:p>-------  </text:p>
            <text:p>0.799069</text:p>
            <text:p>-------  </text:p>
            <text:p>0.795251</text:p>
            <text:p>-------  </text:p>
            <text:p>0.794007</text:p>
            <text:p>-------  </text:p>
            <text:p>0.791885</text:p>
            <text:p>-------  </text:p>
            <text:p>0.789881</text:p>
          </table:table-cell>
          <table:table-cell office:value-type="string" calcext:value-type="string">
            <text:p>Вы хотите узнать определение термина "документированная информация", как оно трактуется в нормативных документах нашей организации?</text:p>
            <text:p/>
            <text:p>Ответ:</text:p>
            <text:p>Под термином "документированная информация" подразумевают зафиксированную на материальном носителе информацию с реквизитами, которые позволяют однозначно её идентифицировать. Это может быть любая значимая информация, представленная в виде текста, изображения, звука и других форматов, созданная внутри компании или поступившая извне. Она включает в себя документацию, необходимую для работы организации, а также сведения о результатах выполненных задач и процессов управления качеством.</text:p>
            <text:p/>
            <text:p>Источник: СТО 070-006-2017</text:p>
            <text:p/>
            <text:p>Предупреждение: пожалуйста, перепроверяйте предоставленную мной информацию по официальным источникам.</text:p>
            <text:p/>
            <text:p>Оцените мой ответ по шкале от 1 до 5, это поможет улучшить качество обслуживания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02.07.2025 17:42:34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ой порядок формирования проекта внутреннего процедурного документа описан в документе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ПВ-5-2023. ПРАВИЛА ОРГАНИЗАЦИИ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</table:table-cell>
          <table:table-cell office:value-type="string" office:string-value="9.2 Внутренние процедурные документы уровня рабочих порядков создаются на основе принципов и положений документов уровня правил организации, развивают и уточняют данные принципы и положения.&#10;В системе 1С ЭДО М-Стандарт данные соответствующие правила организации и рабочие порядки формируются как связанные внутренние документы....&#10;-----------  &#10;Порядок реализации этапов жизненного цикла процедурного документа:&#10;ЭтапРеализация этапаПримечание&#10;Распространение документаОзнакомление с внутренними процедурными документами осуществляется посредством направления электронного документа процессом ознакомления 1С ЭДО М-Стандарт сотрудникам, к выполнению функций которых относятся положения документа. &#10;Получившее документ для ознакомления лицо после знакомства с содержащимися в документе положениями проставляет отметку об ознакомлении, чем в т.ч...&#10;-----------  &#10;9.6 Жизненный цикл процедурных документов состоит из этапов:&#10;- формирования проекта (при необходимости – с обсуждением),&#10;- согласования проекта (при необходимости),&#10;- одобрения (утверждение, подписание) документа соответствующим руководителем;&#10;- распространение документа,&#10;- реализация положений документа в деятельности, актуализация документа (при необходимости),&#10;- отмена действия документа....&#10;-----------  &#10;1. Зафиксированная на материальном носителе путем документирования информация с реквизитами, позволяющими определить такую информацию или в установленных законодательством Российской Федерации случаях ее материальный носитель (Федеральный закон «Об информации, информационных технологиях и о защите информации» № 149-ФЗ от 27.07.2006 ст. 2 п. 11);&#10;2. Информация, которая должна управляться и поддерживаться организацией, и носитель, который ее содержит (ГОСТ Р ИСО 9000 п. 3.8.6);&#10;Примечания&#10;1 Докуме...&#10;-----------  &#10;Таблица 10 – Управление внутренними нормативными документами&#10;ОписаниеОтветственный руководительИсполнительСрок исполнения / &#10;Примечание&#10;14.6 Утверждение внутреннего НД&#10;Внутренние нормативные документы утверждают:&#10;- стандарты организации, руководства по качеству (системам менеджмента), внутренние нормативные документы, регламентирующие вопросы деятельности нескольких структурных подразделений (служб), а также документы, содержащие нормативные положения для руководителей – генеральный директор;...&#10;-----------  &#10;Порядок реализации этапов жизненного цикла процедурного документа:&#10;ЭтапРеализация этапаПримечание&#10;Формирование проектаПри разработке проекта документа определяют требования к содержанию документа, проводят сбор и обработку материала (при необходимости данные от заинтересованных подразделений).&#10;При наличии внешних НД, регламентирующих область деятельности, на которую распространяется проект, положения проекта внутреннего НД не должны противоречить положениям внешних НД. &#10;Проект документа фикси..." calcext:value-type="string">
            <text:p>9.2 Внутренние процедурные документы уровня рабочих порядков создаются на основе принципов и положений документов уровня правил организации, развивают и уточняют данные принципы и положения.</text:p>
            <text:p>В системе 1С ЭДО М-Стандарт данные соответствующие правила организации и рабочие порядки формируются как связанные внутренние документы....</text:p>
            <text:p>-----------  </text:p>
            <text:p>Порядок реализации этапов жизненного цикла процедурного документа:</text:p>
            <text:p>ЭтапРеализация этапаПримечание</text:p>
            <text:p>Распространение документаОзнакомление с внутренними процедурными документами осуществляется посредством направления электронного документа процессом ознакомления 1С ЭДО М-Стандарт сотрудникам, к выполнению функций которых относятся положения документа. </text:p>
            <text:p>Получившее документ для ознакомления лицо после знакомства с содержащимися в документе положениями проставляет отметку об ознакомлении, чем в т.ч...</text:p>
            <text:p>-----------  </text:p>
            <text:p>9.6 Жизненный цикл процедурных документов состоит из этапов:</text:p>
            <text:p>- формирования проекта (при необходимости – с обсуждением),</text:p>
            <text:p>- согласования проекта (при необходимости),</text:p>
            <text:p>- одобрения (утверждение, подписание) документа соответствующим руководителем;</text:p>
            <text:p>- распространение документа,</text:p>
            <text:p>- реализация положений документа в деятельности, актуализация документа (при необходимости),</text:p>
            <text:p>- отмена действия документа....</text:p>
            <text:p>-----------  </text:p>
            <text:p>1. Зафиксированная на материальном носителе путем документирования информация с реквизитами, позволяющими определить такую информацию или в установленных законодательством Российской Федерации случаях ее материальный носитель (Федеральный закон «Об информации, информационных технологиях и о защите информации» № 149-ФЗ от 27.07.2006 ст. 2 п. 11);</text:p>
            <text:p>2. Информация, которая должна управляться и поддерживаться организацией, и носитель, который ее содержит (ГОСТ Р ИСО 9000 п. 3.8.6);</text:p>
            <text:p>Примечания</text:p>
            <text:p>1 Докуме...</text:p>
            <text:p>-----------  </text:p>
            <text:p>Таблица 10 – Управление внутренними нормативными документами</text:p>
            <text:p>ОписаниеОтветственный руководительИсполнительСрок исполнения / </text:p>
            <text:p>Примечание</text:p>
            <text:p>14.6 Утверждение внутреннего НД</text:p>
            <text:p>Внутренние нормативные документы утверждают:</text:p>
            <text:p>- стандарты организации, руководства по качеству (системам менеджмента), внутренние нормативные документы, регламентирующие вопросы деятельности нескольких структурных подразделений (служб), а также документы, содержащие нормативные положения для руководителей – генеральный директор;...</text:p>
            <text:p>-----------  </text:p>
            <text:p>Порядок реализации этапов жизненного цикла процедурного документа:</text:p>
            <text:p>ЭтапРеализация этапаПримечание</text:p>
            <text:p>Формирование проектаПри разработке проекта документа определяют требования к содержанию документа, проводят сбор и обработку материала (при необходимости данные от заинтересованных подразделений).</text:p>
            <text:p>При наличии внешних НД, регламентирующих область деятельности, на которую распространяется проект, положения проекта внутреннего НД не должны противоречить положениям внешних НД. </text:p>
            <text:p>Проект документа фикси...</text:p>
          </table:table-cell>
          <table:table-cell office:value-type="string" calcext:value-type="string">
            <text:p>0.80696</text:p>
            <text:p>-------  </text:p>
            <text:p>0.804802</text:p>
            <text:p>-------  </text:p>
            <text:p>0.80461</text:p>
            <text:p>-------  </text:p>
            <text:p>0.804337</text:p>
            <text:p>-------  </text:p>
            <text:p>0.803659</text:p>
            <text:p>-------  </text:p>
            <text:p>0.801863</text:p>
          </table:table-cell>
          <table:table-cell office:value-type="string" calcext:value-type="string">
            <text:p>Правильно ли я понимаю, что вас интересует именно процесс разработки и утверждения внутренних нормативных документов вашей организации?</text:p>
            <text:p/>
            <text:p>Если да, то вот краткий ответ:</text:p>
            <text:p/>
            <text:p>Процесс формирования проекта внутреннего процедурного документа включает следующие шаги:</text:p>
            <text:p/>
            <text:p>1. Определение требований к содержанию документа.</text:p>
            <text:p>2. Сбор и обработка материалов (если необходимо, запрашиваются данные у других подразделений).</text:p>
            <text:p>3. Проект документа регистрируется в информационной системе 1С ЭДО М-Стандарт.</text:p>
            <text:p>4. При необходимости проект направляется заинтересованным лицам для обсуждения и внесения предложений.</text:p>
            <text:p/>
            <text:p>Выдержка из документа: **ПВ-5-2023**.</text:p>
            <text:p/>
            <text:p>Напоминаю, что всегда полезно перепроверять информацию по оригиналу документа.</text:p>
            <text:p/>
            <text:p>Оцените мой ответ по шкале от 1 до 5, пожалуйста! Это очень поможет мне улучшить качество консультаций.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02.07.2025 17:44:14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е формы существуют для ведения ДОКИ в ЗАО «М-Стандарт», и какая из них предпочтительна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ПВ-5-2023. ПРАВИЛА ОРГАНИЗАЦИИ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  <text:p>-----------  </text:p>
            <text:p>ПВ-5-2023. ПРАВИЛА ОРГАНИЗАЦИИ. УПРАВЛЕНИЕ ДОКУМЕНТИРОВАННОЙ ИНФОРМАЦИЕЙ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СТО 070-006-2017. Система менеджмента. УПРАВЛЕНИЕ ДОКУМЕНТИРОВАННОЙ ИНФОРМАЦИЕЙ</text:p>
          </table:table-cell>
          <table:table-cell office:value-type="string" office:string-value="6.3.3 Информация о составе и видах ведущейся в ЗАО «М-Стандарт» ДОКИ, формах и местах хранения, резервного копирования, ответственных за ведение регистрируется в номенклатуре дел ЗАО «М-Стандарт», которая формируется согласно соответствующему рабочему порядку....&#10;-----------  &#10;ПОЛОЖЕНИЯ ДОКУМЕНТА&#10;6 Общие положения о ведении внутренней документированной информации в ЗАО «М-Стандарт»&#10;6.1 Формы ведения ДОКИ&#10;ДОКИ в ЗАО «М-Стандарт» ведутся одним из следующих способов:&#10;- в виде электронных документов;&#10;- в виде документов на бумажных носителях.&#10;Предпочтительной формой ведения ДОКИ является ведение электронных документов....&#10;-----------  &#10;6.3.4 Для унификации создаваемых образов документов могут создаваться одобренные формы документов, с набором предзаполненных реквизитов и информации для конкретного вида документов, данные формы создаются с соблюдением установленных положений к содержанию документа.&#10;Одобренные формы документов создаются / организуется создание лицами, ответственными за управление соответствующими внутренними процедурными документами или руководителями подразделений, реализующих положения нормативных /процедурных...&#10;-----------  &#10;Таблица 4 – Управление записями&#10;ОписаниеОтветственный руководительИсполнительСрок исполнения/Примечание&#10;7.1.2 Определение вида и формы ведения записей&#10;Вид и при необходимости форма ведения записей определяется перед началом ведения записи, в процессе ведения записи форма может быть изменена.&#10;Форма ведения записи может быть зафиксирована исходя из следующих вариантов:&#10;- форма, регламентированная в виде приложения к внутреннему нормативному документу (стандарту организации, инструкции, методике...&#10;-----------  &#10;5.4 ДОКИ СМ М-Стандарт представлена на бумажных носителях информации, на электронных носителях информации с резервным копированием и сохранением; сопровождающие их записи (пояснительная записка и пр.) могут быть представлены на бумажных и электронных носителях информации.&#10;Внутренние документы СМ М-Стандарт учитываются в перечнях документов систем менеджмента с внесением информации о шифре и наименовании документа, дате введения, изменениях. Перечню присваивается шифр «ПД» с указанием далее года ...&#10;-----------  &#10;8 Управление ДОКИ на электронных носителях&#10;8.1 Хранение и использование ДОКИ на электронных носителях&#10;8.1.1 Доступ к электронной ДОКИ, хранящаяся в получаемых от внешних поставщиков базах данных общего доступа (базы данных нормативных документов - «ИАС Госреестр средств измерений», «Техэксперт…» и др.) организуется отделом АСУ (в форме онлайн-доступа, размещения баз данных в электронных ресурсах ЗАО «М-Стандарт». Ответственность за достоверность и аутентичность документов несет поставщик соответ..." calcext:value-type="string">
            <text:p>6.3.3 Информация о составе и видах ведущейся в ЗАО «М-Стандарт» ДОКИ, формах и местах хранения, резервного копирования, ответственных за ведение регистрируется в номенклатуре дел ЗАО «М-Стандарт», которая формируется согласно соответствующему рабочему порядку....</text:p>
            <text:p>-----------  </text:p>
            <text:p>ПОЛОЖЕНИЯ ДОКУМЕНТА</text:p>
            <text:p>6 Общие положения о ведении внутренней документированной информации в ЗАО «М-Стандарт»</text:p>
            <text:p>6.1 Формы ведения ДОКИ</text:p>
            <text:p>ДОКИ в ЗАО «М-Стандарт» ведутся одним из следующих способов:</text:p>
            <text:p>- в виде электронных документов;</text:p>
            <text:p>- в виде документов на бумажных носителях.</text:p>
            <text:p>Предпочтительной формой ведения ДОКИ является ведение электронных документов....</text:p>
            <text:p>-----------  </text:p>
            <text:p>6.3.4 Для унификации создаваемых образов документов могут создаваться одобренные формы документов, с набором предзаполненных реквизитов и информации для конкретного вида документов, данные формы создаются с соблюдением установленных положений к содержанию документа.</text:p>
            <text:p>Одобренные формы документов создаются / организуется создание лицами, ответственными за управление соответствующими внутренними процедурными документами или руководителями подразделений, реализующих положения нормативных /процедурных...</text:p>
            <text:p>-----------  </text:p>
            <text:p>Таблица 4 – Управление записями</text:p>
            <text:p>ОписаниеОтветственный руководительИсполнительСрок исполнения/Примечание</text:p>
            <text:p>7.1.2 Определение вида и формы ведения записей</text:p>
            <text:p>Вид и при необходимости форма ведения записей определяется перед началом ведения записи, в процессе ведения записи форма может быть изменена.</text:p>
            <text:p>Форма ведения записи может быть зафиксирована исходя из следующих вариантов:</text:p>
            <text:p>- форма, регламентированная в виде приложения к внутреннему нормативному документу (стандарту организации, инструкции, методике...</text:p>
            <text:p>-----------  </text:p>
            <text:p>5.4 ДОКИ СМ М-Стандарт представлена на бумажных носителях информации, на электронных носителях информации с резервным копированием и сохранением; сопровождающие их записи (пояснительная записка и пр.) могут быть представлены на бумажных и электронных носителях информации.</text:p>
            <text:p>Внутренние документы СМ М-Стандарт учитываются в перечнях документов систем менеджмента с внесением информации о шифре и наименовании документа, дате введения, изменениях. Перечню присваивается шифр «ПД» с указанием далее года ...</text:p>
            <text:p>-----------  </text:p>
            <text:p>8 Управление ДОКИ на электронных носителях</text:p>
            <text:p>8.1 Хранение и использование ДОКИ на электронных носителях</text:p>
            <text:p>8.1.1 Доступ к электронной ДОКИ, хранящаяся в получаемых от внешних поставщиков базах данных общего доступа (базы данных нормативных документов - «ИАС Госреестр средств измерений», «Техэксперт…» и др.) организуется отделом АСУ (в форме онлайн-доступа, размещения баз данных в электронных ресурсах ЗАО «М-Стандарт». Ответственность за достоверность и аутентичность документов несет поставщик соответ...</text:p>
          </table:table-cell>
          <table:table-cell office:value-type="string" calcext:value-type="string">
            <text:p>0.804005</text:p>
            <text:p>-------  </text:p>
            <text:p>0.800171</text:p>
            <text:p>-------  </text:p>
            <text:p>0.796173</text:p>
            <text:p>-------  </text:p>
            <text:p>0.795181</text:p>
            <text:p>-------  </text:p>
            <text:p>0.785783</text:p>
            <text:p>-------  </text:p>
            <text:p>0.78446</text:p>
          </table:table-cell>
          <table:table-cell office:value-type="string" calcext:value-type="string">
            <text:p>Вы хотите знать, какие формы предусмотрены для ведения документированной информации (ДОКИ) в нашем предприятии и какую из них лучше использовать?</text:p>
            <text:p/>
            <text:p>Отвечаю:</text:p>
            <text:p>В ЗАО «М-Стандарт» предусмотрено два основных формата ведения ДОКИ:</text:p>
            <text:p>- Электронные документы.</text:p>
            <text:p>- Документы на бумажных носителях.</text:p>
            <text:p/>
            <text:p>Рекомендуется вести документацию именно в электронном формате — так удобнее хранить, искать информацию и делать резервные копии.</text:p>
            <text:p/>
            <text:p>Эти сведения взяты из документа **«ПВ-5-2023. Правила организации. Управление документированной информацией»**.</text:p>
            <text:p/>
            <text:p>Напоминаю, пожалуйста, перепроверяйте всю информацию в официальных источниках!</text:p>
            <text:p/>
            <text:p>Оцените мой ответ от 1 до 5, это очень поможет мне улучшить качество консультаций!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02.07.2025 17:49:21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е виды программного обеспечения используются в ЗАО "М-Стандарт" ? Перечисли все виды ПО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ПВ-5-2023. ПРАВИЛА ОРГАНИЗАЦИИ. УПРАВЛЕНИЕ ДОКУМЕНТИРОВАННОЙ ИНФОРМАЦИЕЙ</text:p>
            <text:p>-----------  </text:p>
            <text:p>РП-1-3100-2023 Рабочий порядок внутреннего контроля качества измерений при выполнении работ в подразделениях по обеспечению единства измерений ЗАО «М-Стандарт»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ПВ-5-2023. ПРАВИЛА ОРГАНИЗАЦИИ. УПРАВЛЕНИЕ ДОКУМЕНТИРОВАННОЙ ИНФОРМАЦИЕЙ</text:p>
          </table:table-cell>
          <table:table-cell office:value-type="string" office:string-value="6.3.3 Информация о составе и видах ведущейся в ЗАО «М-Стандарт» ДОКИ, формах и местах хранения, резервного копирования, ответственных за ведение регистрируется в номенклатуре дел ЗАО «М-Стандарт», которая формируется согласно соответствующему рабочему порядку....&#10;-----------  &#10;ПОЛОЖЕНИЯ ДОКУМЕНТА&#10;1 Общие положения&#10;Настоящий рабочий порядок предусматривает регламентирование проведения контроля качества работ, предусматривающих проведение измерений (измерительных работ) – поверка средств измерений (СИ), калибровка СИ, аттестация испытательного оборудования (ИО), измерения характеристик технических средств, испытания СИ в целях утверждения типа и аттестация методик (методов) измерений (в рамках частей работ - опробование методики поверки и иных включающих измерения часте...&#10;-----------  &#10;1 Область применения&#10;Настоящий стандарт определяет цели и задачи, организационные требования и порядок управления оборудованием (средствами измерений, программным обеспечением, эталонами, стандартными образцами, справочными данными, реактивами, испытательным, вспомогательным оборудованием), используемым при осуществлении деятельности ЗАО «М-Стандарт» по проведению различных видов испытаний, метрологическому подтверждению пригодности измерительного и испытательного оборудования.&#10;Настоящий стандар...&#10;-----------  &#10;Таблица 10 – Управление внутренними нормативными документами&#10;ОписаниеОтветственный руководительИсполнительСрок исполнения / &#10;Примечание&#10;В случаях, если хранение / архивирование документов с использованием ЭЦП для конкретных видов деятельности регламентировано внешними требованиями – для дополнительных внутренних НД систем менеджмента в областях деятельности ЗАО «М-Стандарт» хранение электронных версий осуществляется в порядке, аналогичном вышеуказанному в рамках папок внутренних документов 1С...&#10;-----------  &#10;Оборудование&#10;№Раздел документа о требованияхРеализуемый в деятельности принцип (требование)РеализацияПримечание (в т.ч. информация о связанном документе)&#10;143.&#10;&#10;(Критерии аккредитации)Наличие по месту осуществления деятельности в области аккредитации, в том числе по месту осуществления временных работ, на праве собственности или на ином законном основании, предусматривающем право владения и пользования, помещений, оборудования, эталонов единиц величин, средств измерений, стандартных образцо...&#10;-----------  &#10;7.4 Ведение электронных записей, обозначенных в номенклатуре дел ЗАО «М-Стандарт», осуществляется в рамках 1С ЭДО М-Стандарт...." calcext:value-type="string">
            <text:p>6.3.3 Информация о составе и видах ведущейся в ЗАО «М-Стандарт» ДОКИ, формах и местах хранения, резервного копирования, ответственных за ведение регистрируется в номенклатуре дел ЗАО «М-Стандарт», которая формируется согласно соответствующему рабочему порядку....</text:p>
            <text:p>-----------  </text:p>
            <text:p>ПОЛОЖЕНИЯ ДОКУМЕНТА</text:p>
            <text:p>1 Общие положения</text:p>
            <text:p>Настоящий рабочий порядок предусматривает регламентирование проведения контроля качества работ, предусматривающих проведение измерений (измерительных работ) – поверка средств измерений (СИ), калибровка СИ, аттестация испытательного оборудования (ИО), измерения характеристик технических средств, испытания СИ в целях утверждения типа и аттестация методик (методов) измерений (в рамках частей работ - опробование методики поверки и иных включающих измерения часте...</text:p>
            <text:p>-----------  </text:p>
            <text:p>1 Область применения</text:p>
            <text:p>Настоящий стандарт определяет цели и задачи, организационные требования и порядок управления оборудованием (средствами измерений, программным обеспечением, эталонами, стандартными образцами, справочными данными, реактивами, испытательным, вспомогательным оборудованием), используемым при осуществлении деятельности ЗАО «М-Стандарт» по проведению различных видов испытаний, метрологическому подтверждению пригодности измерительного и испытательного оборудования.</text:p>
            <text:p>Настоящий стандар...</text:p>
            <text:p>-----------  </text:p>
            <text:p>Таблица 10 – Управление внутренними нормативными документами</text:p>
            <text:p>ОписаниеОтветственный руководительИсполнительСрок исполнения / </text:p>
            <text:p>Примечание</text:p>
            <text:p>В случаях, если хранение / архивирование документов с использованием ЭЦП для конкретных видов деятельности регламентировано внешними требованиями – для дополнительных внутренних НД систем менеджмента в областях деятельности ЗАО «М-Стандарт» хранение электронных версий осуществляется в порядке, аналогичном вышеуказанному в рамках папок внутренних документов 1С...</text:p>
            <text:p>-----------  </text:p>
            <text:p>Оборудование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143.</text:p>
            <text:p/>
            <text:p>(Критерии аккредитации)Наличие по месту осуществления деятельности в области аккредитации, в том числе по месту осуществления временных работ, на праве собственности или на ином законном основании, предусматривающем право владения и пользования, помещений, оборудования, эталонов единиц величин, средств измерений, стандартных образцо...</text:p>
            <text:p>-----------  </text:p>
            <text:p>7.4 Ведение электронных записей, обозначенных в номенклатуре дел ЗАО «М-Стандарт», осуществляется в рамках 1С ЭДО М-Стандарт....</text:p>
          </table:table-cell>
          <table:table-cell office:value-type="string" calcext:value-type="string">
            <text:p>0.772302</text:p>
            <text:p>-------  </text:p>
            <text:p>0.771606</text:p>
            <text:p>-------  </text:p>
            <text:p>0.769621</text:p>
            <text:p>-------  </text:p>
            <text:p>0.759741</text:p>
            <text:p>-------  </text:p>
            <text:p>0.757948</text:p>
            <text:p>-------  </text:p>
            <text:p>0.756923</text:p>
          </table:table-cell>
          <table:table-cell office:value-type="string" calcext:value-type="string">
            <text:p>Ваш запрос понятен. Однако представленные документы не содержат прямого перечня используемых видов программного обеспечения в ЗАО "М-Стандарт". Из текста можно сделать вывод только о применении системы электронного документооборота ("1С ЭДО М-Стандарт"), предназначенной для организации учета и хранения электронной документации.</text:p>
            <text:p/>
            <text:p>Если вас интересует именно перечень всего используемого программного обеспечения, рекомендую уточнить этот момент у специалистов ИТ-отдела компании или обратиться к соответствующим внутренним документам, которые могут содержать такую информацию.</text:p>
            <text:p/>
            <text:p>Предупреждаю: мой ответ основан исключительно на предоставленных вами документах, поэтому обязательно сверьте его с официальными источниками.</text:p>
            <text:p/>
            <text:p>Оцените, пожалуйста, данный ответ по шкале от 1 до 5 — это поможет улучшить качество обслуживания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02.07.2025 17:52:26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ое ПО существует в на предприятии? Перечисли ПО по функциям.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</table:table-cell>
          <table:table-cell office:value-type="string" office:string-value="Сведения о методике аттестации заполняются в соответствии с наименованием и обозначением методики аттестации/ методики первичной аттестации, например, «МАЭ-4303/1271-2020 Методика аттестации государственного рабочего эталона единицы плоского угла 4 разряда в диапазоне значений от 0° до 360°».&#10;&#10;При указании сведений об эталонах, применяемых при аттестации данного эталона приводят регистрационные номера и (или) наименования (указываются в сокращенном виде), типы или модификации (при наличии), заво...&#10;-----------  &#10;Приложение А Политика в области качества...&#10;-----------  &#10;Таблица 8 – Управление внутренней ОРД&#10;ОписаниеОтветственный руководительИсполнительСрок исполнения/&#10;Примечание&#10;12.2.4 Утверждение&#10;Внутреннюю ОРД подписывают (утверждают):&#10;- генеральный директор ЗАО «М-Стандарт» (поручения генерального директора, приказы, распоряжения по ЗАО «М-Стандарт»), в случае отсутствия генерального директора согласно приказу об исполнении обязанностей генерального директора одним из представителей руководства ЗАО «М-Стандарт»;&#10;- распоряжения для подчиненных подразделени...&#10;-----------  &#10;12 Изъятие из эксплуатации, ремонт&#10;12.1 При определении для единицы оборудования неисправностей и повреждений может быть принято решение об изъятии из эксплуатации с фиксированием причины и действий изъятия в учетной форме регистрации оборудования ПО метрологических работ.&#10;Решение об изъятии из эксплуатации оборудования, эталонов, средств изменений принимает руководитель подразделения.&#10;После изъятия из эксплуатации оборудование, эталоны, средства измерений могут быть:&#10;- законсервированы для возм...&#10;-----------  &#10;Результаты опробования методик аттестации эталонов содержат:&#10;- результаты выполнения процедур оценки соответствия эталона установленным к нему требованиям, предусмотренных методикой аттестации эталонов и других технических средств, входящих в состав эталона;&#10;- выводы и обоснования достаточности предусмотренных методикой аттестации процедур для оценки соответствия эталона установленным к нему обязательным требованиям;&#10;- заключение о правильности выбора эталонов и их достаточность для оценки метро...&#10;-----------  &#10;Таблица 8 - Порядок управления стандартными образцами предприятия&#10;Порядок проведенияОтветственные лица&#10;Управление СОП11.9.1. Разработка и утверждение&#10;В ЗАО «М-Стандарт» при наличии производственной необходимости могут быть разработаны и утверждены стандартные образцы предприятия (СОП).&#10;Разработка и аттестация СОП осуществляется с учетом положений ГОСТ 8.315, ГОСТ Р 8.753, ГОСТ Р 8.810, ГОСТ Р 8.871 для СОП оформляется техническая документация, включающая описание СОП, методику и программу атт..." calcext:value-type="string">
            <text:p>Сведения о методике аттестации заполняются в соответствии с наименованием и обозначением методики аттестации/ методики первичной аттестации, например, «МАЭ-4303/1271-2020 Методика аттестации государственного рабочего эталона единицы плоского угла 4 разряда в диапазоне значений от 0° до 360°».</text:p>
            <text:p/>
            <text:p>При указании сведений об эталонах, применяемых при аттестации данного эталона приводят регистрационные номера и (или) наименования (указываются в сокращенном виде), типы или модификации (при наличии), заво...</text:p>
            <text:p>-----------  </text:p>
            <text:p>Приложение А Политика в области качества...</text:p>
            <text:p>-----------  </text:p>
            <text:p>Таблица 8 – Управление внутренней ОРД</text:p>
            <text:p>ОписаниеОтветственный руководительИсполнительСрок исполнения/</text:p>
            <text:p>Примечание</text:p>
            <text:p>12.2.4 Утверждение</text:p>
            <text:p>Внутреннюю ОРД подписывают (утверждают):</text:p>
            <text:p>- генеральный директор ЗАО «М-Стандарт» (поручения генерального директора, приказы, распоряжения по ЗАО «М-Стандарт»), в случае отсутствия генерального директора согласно приказу об исполнении обязанностей генерального директора одним из представителей руководства ЗАО «М-Стандарт»;</text:p>
            <text:p>- распоряжения для подчиненных подразделени...</text:p>
            <text:p>-----------  </text:p>
            <text:p>12 Изъятие из эксплуатации, ремонт</text:p>
            <text:p>12.1 При определении для единицы оборудования неисправностей и повреждений может быть принято решение об изъятии из эксплуатации с фиксированием причины и действий изъятия в учетной форме регистрации оборудования ПО метрологических работ.</text:p>
            <text:p>Решение об изъятии из эксплуатации оборудования, эталонов, средств изменений принимает руководитель подразделения.</text:p>
            <text:p>После изъятия из эксплуатации оборудование, эталоны, средства измерений могут быть:</text:p>
            <text:p>- законсервированы для возм...</text:p>
            <text:p>-----------  </text:p>
            <text:p>Результаты опробования методик аттестации эталонов содержат:</text:p>
            <text:p>- результаты выполнения процедур оценки соответствия эталона установленным к нему требованиям, предусмотренных методикой аттестации эталонов и других технических средств, входящих в состав эталона;</text:p>
            <text:p>- выводы и обоснования достаточности предусмотренных методикой аттестации процедур для оценки соответствия эталона установленным к нему обязательным требованиям;</text:p>
            <text:p>- заключение о правильности выбора эталонов и их достаточность для оценки метро...</text:p>
            <text:p>-----------  </text:p>
            <text:p>Таблица 8 - Порядок управления стандартными образцами предприятия</text:p>
            <text:p>Порядок проведенияОтветственные лица</text:p>
            <text:p>Управление СОП11.9.1. Разработка и утверждение</text:p>
            <text:p>В ЗАО «М-Стандарт» при наличии производственной необходимости могут быть разработаны и утверждены стандартные образцы предприятия (СОП).</text:p>
            <text:p>Разработка и аттестация СОП осуществляется с учетом положений ГОСТ 8.315, ГОСТ Р 8.753, ГОСТ Р 8.810, ГОСТ Р 8.871 для СОП оформляется техническая документация, включающая описание СОП, методику и программу атт...</text:p>
          </table:table-cell>
          <table:table-cell office:value-type="string" calcext:value-type="string">
            <text:p>0.780533</text:p>
            <text:p>-------  </text:p>
            <text:p>0.771769</text:p>
            <text:p>-------  </text:p>
            <text:p>0.768451</text:p>
            <text:p>-------  </text:p>
            <text:p>0.757307</text:p>
            <text:p>-------  </text:p>
            <text:p>0.755409</text:p>
            <text:p>-------  </text:p>
            <text:p>0.753256</text:p>
          </table:table-cell>
          <table:table-cell office:value-type="string" calcext:value-type="string">
            <text:p>Ваш запрос сформулирован некорректно относительно предоставленных нормативных актов. Вопрос касается программного обеспечения, однако представленные статьи касаются управления оборудованием, организации поверки средств измерения, управления документированной информацией и т.д., то есть они не содержат данных о программном обеспечении предприятия.</text:p>
            <text:p/>
            <text:p>Пожалуйста, уточните ваш вопрос так, чтобы он соответствовал тематике представленных нормативных документов.</text:p>
            <text:p/>
            <text:p>Если же вас интересует именно программное обеспечение, которое используется на нашем предприятии, рекомендую обратиться за данной информацией напрямую в отдел информационных технологий нашего учреждения.</text:p>
            <text:p/>
            <text:p>Оцените мой ответ по шкале от 1 до 5, пожалуйста — это поможет улучшить качество обслуживания.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02.07.2025 17:53:20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е действия предпринимаются при выявлении сбоев и неполадок в работе программного обеспечения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РП-1-3100-2023 Рабочий порядок внутреннего контроля качества измерений при выполнении работ в подразделениях по обеспечению единства измерений ЗАО «М-Стандарт»</text:p>
            <text:p>-----------  </text:p>
            <text:p>СТО 070-017-2019. Система менеджмента. ТЕХНИЧЕСКОЕ УПРАВЛЕНИЕ ЭЛЕКТРОННЫМИ СРЕДСТВАМИ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СТО 070-017-2019. Система менеджмента. ТЕХНИЧЕСКОЕ УПРАВЛЕНИЕ ЭЛЕКТРОННЫМИ СРЕДСТВАМИ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СТО 070-017-2019. Система менеджмента. ТЕХНИЧЕСКОЕ УПРАВЛЕНИЕ ЭЛЕКТРОННЫМИ СРЕДСТВАМИ</text:p>
          </table:table-cell>
          <table:table-cell office:value-type="string" office:string-value="При составлении плана руководитель подразделения ОЕИ определяет группу средств измерений, а ответственный сотрудник непосредственно при реализации указывает конкретику (наименование и тип средств измерений).&#10;При планировании для сотрудников подразделений контроля в основном по виду измерений подразделении – руководитель согласует запланированное мероприятие с руководителем основного подразделения ОЕИ, который в т.ч. определяет ответственное за организацию данного контроля лицо (в рамках процесса...&#10;-----------  &#10;Таблица 9 - Основные нормативные положения по формированию и использованию программных средств&#10;Решаемая задачаДействия/требованияОтветственный&#10;Обеспечение производственных нужд программным обеспечением, обеспечивающим надлежащую обработку, хранение информации в соответствии с конкретной задачей.10.6 Программное обеспечение, предназначенное для сбора, обработки, регистрации, хранения или поиска данных при проведении испытаний, метрологического подтверждения пригодности должно быть оценено как ...&#10;-----------  &#10;Таблица 10 – Управление внутренними нормативными документами&#10;ОписаниеОтветственный руководительИсполнительСрок исполнения / &#10;Примечание&#10;В целях оперативной актуализации положений внутреннего нормативного документа могут формироваться организационно-распорядительные документы, изменяющие конкретные отдельные положения внутреннего НД без формирования изменения к НД.&#10;&#10;Проекты таких ОРД формируются разработчиком при выявлении необходимости внесения оперативных изменений, не затрагивающих существе...&#10;-----------  &#10;Таблица 9 - Основные нормативные положения по формированию и использованию программных средств&#10;Решаемая задачаДействия/требованияОтветственный&#10;Обеспечение производственных нужд программным обеспечением, обеспечивающим надлежащую обработку, хранение информации в соответствии с конкретной задачей.10.5 Разработка, модернизация и актуализация программного обеспечения проводится при возникновении производственной необходимости в подразделениях ЗАО «М-Стандарт».&#10;&#10;Для разработки, модернизации и акту...&#10;-----------  &#10;Система менеджмента качества, общие положения&#10;№Раздел документа о требованияхРеализуемый в деятельности принцип (требование)РеализацияПримечание (в т.ч. информация о связанном документе)&#10;1146.4 б)&#10;(Критерии аккредитации)обеспечение гарантий независимости работников подразделения юридического лица и (или) индивидуального предпринимателя, выполняющих работы (оказывающих услуги) по обеспечению единства измерений в области аккредитации, от коммерческого, административного или иного давления, с...&#10;-----------  &#10;Таблица 10 - Основные нормативные положения по учеты, обслуживанию, проверкам электронных средств&#10;Решаемая задачаДействия/требованияОтветственный&#10;Бесперебойное функционирование электронных технических средств11.3 Сбои и неполадки в работе ПО подразделяются на:&#10;малозначительные – ПО работает, но существуют отдельные моменты, затрудняющие его эксплуатацию (расположение кнопки или окна);&#10;значительные – ПО в целом работает, но исполнение часть функций не осуществляется;&#10;критические или недопустим..." calcext:value-type="string">
            <text:p>При составлении плана руководитель подразделения ОЕИ определяет группу средств измерений, а ответственный сотрудник непосредственно при реализации указывает конкретику (наименование и тип средств измерений).</text:p>
            <text:p>При планировании для сотрудников подразделений контроля в основном по виду измерений подразделении – руководитель согласует запланированное мероприятие с руководителем основного подразделения ОЕИ, который в т.ч. определяет ответственное за организацию данного контроля лицо (в рамках процесса...</text:p>
            <text:p>-----------  </text:p>
            <text:p>Таблица 9 - Основные нормативные положения по формированию и использованию программных средств</text:p>
            <text:p>Решаемая задачаДействия/требованияОтветственный</text:p>
            <text:p>Обеспечение производственных нужд программным обеспечением, обеспечивающим надлежащую обработку, хранение информации в соответствии с конкретной задачей.10.6 Программное обеспечение, предназначенное для сбора, обработки, регистрации, хранения или поиска данных при проведении испытаний, метрологического подтверждения пригодности должно быть оценено как ...</text:p>
            <text:p>-----------  </text:p>
            <text:p>Таблица 10 – Управление внутренними нормативными документами</text:p>
            <text:p>ОписаниеОтветственный руководительИсполнительСрок исполнения / </text:p>
            <text:p>Примечание</text:p>
            <text:p>В целях оперативной актуализации положений внутреннего нормативного документа могут формироваться организационно-распорядительные документы, изменяющие конкретные отдельные положения внутреннего НД без формирования изменения к НД.</text:p>
            <text:p/>
            <text:p>Проекты таких ОРД формируются разработчиком при выявлении необходимости внесения оперативных изменений, не затрагивающих существе...</text:p>
            <text:p>-----------  </text:p>
            <text:p>Таблица 9 - Основные нормативные положения по формированию и использованию программных средств</text:p>
            <text:p>Решаемая задачаДействия/требованияОтветственный</text:p>
            <text:p>Обеспечение производственных нужд программным обеспечением, обеспечивающим надлежащую обработку, хранение информации в соответствии с конкретной задачей.10.5 Разработка, модернизация и актуализация программного обеспечения проводится при возникновении производственной необходимости в подразделениях ЗАО «М-Стандарт».</text:p>
            <text:p/>
            <text:p>Для разработки, модернизации и акту...</text:p>
            <text:p>-----------  </text:p>
            <text:p>Система менеджмента качества, общие положения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1146.4 б)</text:p>
            <text:p>(Критерии аккредитации)обеспечение гарантий независимости работников подразделения юридического лица и (или) индивидуального предпринимателя, выполняющих работы (оказывающих услуги) по обеспечению единства измерений в области аккредитации, от коммерческого, административного или иного давления, с...</text:p>
            <text:p>-----------  </text:p>
            <text:p>Таблица 10 - Основные нормативные положения по учеты, обслуживанию, проверкам электронных средств</text:p>
            <text:p>Решаемая задачаДействия/требованияОтветственный</text:p>
            <text:p>Бесперебойное функционирование электронных технических средств11.3 Сбои и неполадки в работе ПО подразделяются на:</text:p>
            <text:p>малозначительные – ПО работает, но существуют отдельные моменты, затрудняющие его эксплуатацию (расположение кнопки или окна);</text:p>
            <text:p>значительные – ПО в целом работает, но исполнение часть функций не осуществляется;</text:p>
            <text:p>критические или недопустим...</text:p>
          </table:table-cell>
          <table:table-cell office:value-type="string" calcext:value-type="string">
            <text:p>0.779529</text:p>
            <text:p>-------  </text:p>
            <text:p>0.773345</text:p>
            <text:p>-------  </text:p>
            <text:p>0.772089</text:p>
            <text:p>-------  </text:p>
            <text:p>0.771927</text:p>
            <text:p>-------  </text:p>
            <text:p>0.770685</text:p>
            <text:p>-------  </text:p>
            <text:p>0.770635</text:p>
          </table:table-cell>
          <table:table-cell office:value-type="string" calcext:value-type="string">
            <text:p>Вы хотите знать, какие меры принимаются при сбоях и неполадках в работе программного обеспечения?</text:p>
            <text:p/>
            <text:p>Если я верно вас понял, то вот ответ:</text:p>
            <text:p/>
            <text:p>При обнаружении сбоев и неполадок в работе программного обеспечения необходимо определить степень проблемы — малозначительная, значительная или критическая. Критические и значительные неполадки должны устраняться оперативно, желательно в срок от одного до трех рабочих дней. Для стороннего ПО следует заключать договоры, гарантирующие своевременную техническую поддержку и устранение неисправностей.</text:p>
            <text:p/>
            <text:p>Источник: СТО 070-017-2019</text:p>
            <text:p/>
            <text:p>Предупреждаю: обязательно сверьте мой ответ с оригиналом документа!</text:p>
            <text:p/>
            <text:p>Пожалуйста, поставьте оценку моему ответу от 1 до 5, это очень поможет мне улучшить свои навыки!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02.07.2025 17:55:05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Что должен делать сотрудник, если обнаружил сбой программного обеспечения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ПР-15-1000-2023 Рабочий порядок учета оборудования и его состояния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</table:table-cell>
          <table:table-cell office:value-type="string" office:string-value="Передача оборудования и СО осуществляется по запросу руководителей подразделений через сотрудников подразделений, которым поручено проведение работ. Запрос направляется руководителю подразделения-владельца оборудования/СО посредством процесса «Согласование» электронного документооборота с указанием типа и марки оборудования/СО и сроков его планируемого использования. При возможности передачи оборудования/СО руководитель подразделения-владельца согласует передачу и передает оборудование в согласо...&#10;-----------  &#10;Персонал&#10;№Раздел документа о требованияхРеализуемый в деятельности принцип (требование)РеализацияПримечание (в т.ч. информация о связанном документе)&#10;846.3 а)&#10;(Критерии аккредитации)права и обязанности работников, выполняющих работы (оказывающих услуги) по обеспечению единства измерений в области аккредитации, при взаимодействии с исполнительным органом юридического лица и (или) индивидуальным предпринимателем, иными структурными подразделениями юридического лица (их работниками) в целях и...&#10;-----------  &#10;Приложение А Политика в области качества...&#10;-----------  &#10;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1СИ&#10;Учетные формы в электронном виде в рамках ПО Тест-драйв 2.0, справочник «Нормативно-справочная информация/оснащение/оборудование», вид оборудования – средство измерений.Сведения учетной формы для СИ должны содержать:&#10;- наименование, тип, модификация СИ;&#10;- заводской номер;&#10;- сведения об ин...&#10;-----------  &#10;2 Нормативные ссылки&#10;В настоящем стандарте использованы нормативные ссылки на следующие документы:&#10;ГОСТ Р 7.0.97-2016 Система стандартов по информации, библиотечному и издательскому делу. Организационно-распорядительная документация. Требования к оформлению документов&#10;ГОСТ Р 7.0.8-2013 Система стандартов по информации, библиотечному и издательскому делу. Делопроизводство и архивное дело. Термины и определения&#10;ГОСТ Р ИСО 9000-2015 Системы менеджмента качества. Основные положения и словарь&#10;ГОСТ Р ...&#10;-----------  &#10;12.4 При невозможности или нецелесообразности ремонта оборудования или средства измерений руководителем подразделения, эксплуатирующего оборудование или средство измерений оформляется акт о непригодности. При необходимости акт о непригодности составляется с участием начальника конструкторско-технологического отдела (сектора ремонта средств измерений), представителя подразделения по обеспечению единства измерений соответствующих величин, представителя сторонней организации (организации-поставщика..." calcext:value-type="string">
            <text:p>Передача оборудования и СО осуществляется по запросу руководителей подразделений через сотрудников подразделений, которым поручено проведение работ. Запрос направляется руководителю подразделения-владельца оборудования/СО посредством процесса «Согласование» электронного документооборота с указанием типа и марки оборудования/СО и сроков его планируемого использования. При возможности передачи оборудования/СО руководитель подразделения-владельца согласует передачу и передает оборудование в согласо...</text:p>
            <text:p>-----------  </text:p>
            <text:p>Персонал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846.3 а)</text:p>
            <text:p>(Критерии аккредитации)права и обязанности работников, выполняющих работы (оказывающих услуги) по обеспечению единства измерений в области аккредитации, при взаимодействии с исполнительным органом юридического лица и (или) индивидуальным предпринимателем, иными структурными подразделениями юридического лица (их работниками) в целях и...</text:p>
            <text:p>-----------  </text:p>
            <text:p>Приложение А Политика в области качества...</text:p>
            <text:p>-----------  </text:p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1СИ</text:p>
            <text:p>Учетные формы в электронном виде в рамках ПО Тест-драйв 2.0, справочник «Нормативно-справочная информация/оснащение/оборудование», вид оборудования – средство измерений.Сведения учетной формы для СИ должны содержать:</text:p>
            <text:p>- наименование, тип, модификация СИ;</text:p>
            <text:p>- заводской номер;</text:p>
            <text:p>- сведения об ин...</text:p>
            <text:p>-----------  </text:p>
            <text:p>2 Нормативные ссылки</text:p>
            <text:p>В настоящем стандарте использованы нормативные ссылки на следующие документы:</text:p>
            <text:p>ГОСТ Р 7.0.97-2016 Система стандартов по информации, библиотечному и издательскому делу. Организационно-распорядительная документация. Требования к оформлению документов</text:p>
            <text:p>ГОСТ Р 7.0.8-2013 Система стандартов по информации, библиотечному и издательскому делу. Делопроизводство и архивное дело. Термины и определения</text:p>
            <text:p>ГОСТ Р ИСО 9000-2015 Системы менеджмента качества. Основные положения и словарь</text:p>
            <text:p>ГОСТ Р ...</text:p>
            <text:p>-----------  </text:p>
            <text:p>12.4 При невозможности или нецелесообразности ремонта оборудования или средства измерений руководителем подразделения, эксплуатирующего оборудование или средство измерений оформляется акт о непригодности. При необходимости акт о непригодности составляется с участием начальника конструкторско-технологического отдела (сектора ремонта средств измерений), представителя подразделения по обеспечению единства измерений соответствующих величин, представителя сторонней организации (организации-поставщика...</text:p>
          </table:table-cell>
          <table:table-cell office:value-type="string" calcext:value-type="string">
            <text:p>0.782171</text:p>
            <text:p>-------  </text:p>
            <text:p>0.772411</text:p>
            <text:p>-------  </text:p>
            <text:p>0.772309</text:p>
            <text:p>-------  </text:p>
            <text:p>0.766216</text:p>
            <text:p>-------  </text:p>
            <text:p>0.761212</text:p>
            <text:p>-------  </text:p>
            <text:p>0.757758</text:p>
          </table:table-cell>
          <table:table-cell office:value-type="string" calcext:value-type="string">
            <text:p>Вы хотите знать процедуру действий сотрудника при обнаружении сбоя программного обеспечения?</text:p>
            <text:p/>
            <text:p>Ответ: Сотрудник обязан сообщить о проблеме непосредственному руководителю своего подразделения. Руководитель принимает решение о дальнейших действиях, включая привлечение специалистов для диагностики и устранения неисправности. Также необходимо зафиксировать информацию о сбое в соответствующей учетной системе, указанной в рабочем порядке учета оборудования и его состояния (ПР-15-1000-2023).</text:p>
            <text:p/>
            <text:p>Предупреждение: пожалуйста, перепроверьте мой ответ с оригиналом документа.</text:p>
            <text:p/>
            <text:p>Оцените, пожалуйста, этот ответ по шкале от 1 до 5 — это поможет улучшить качество моей работы!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02.07.2025 17:58:28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м образом осуществляется контроль состояния программного обеспечения в ЗАО «М-Стандарт»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ПР-3-3100-2024 Рабочий порядок контроля условий измерительных работ в службе ОЕИ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ПР-1-1000-2024 Рабочий порядок управление программным обеспечением</text:p>
            <text:p>-----------  </text:p>
            <text:p>ПР-1-1000-2024 Рабочий порядок управление программным обеспечением</text:p>
            <text:p>-----------  </text:p>
            <text:p>СТО 070-006-2017. Система менеджмента. УПРАВЛЕНИЕ ДОКУМЕНТИРОВАННОЙ ИНФОРМАЦИЕЙ</text:p>
          </table:table-cell>
          <table:table-cell office:value-type="string" office:string-value="1. Общие положения&#10;1.1 Настоящий документ (Рабочий порядок) определяет положения по организации контроля условий проведения измерительных работ в службе по обеспечению единства измерений ЗАО «М-Стандарт» (службе ОЕИ).&#10;Для уточнения практической реализации регистрации результатов контроля в электронных системах ЗАО «М-Стандарт» отделом метрологического обеспечения, стандартизации и экспертных работ могут создаваться практические инструкции, размещаемые в справочных электронных ресурсах ЗАО «М-Ста...&#10;-----------  &#10;1 Область применения&#10;Настоящий стандарт устанавливает правила организации управления документированной информацией (документами, записями и данными на различных носителях).&#10;Стандарт обязателен для применения во всех подразделениях &#10;ЗАО «М-Стандарт»....&#10;-----------  &#10;1 Область применения&#10;Настоящий стандарт определяет цели и задачи, организационные требования и порядок управления оборудованием (средствами измерений, программным обеспечением, эталонами, стандартными образцами, справочными данными, реактивами, испытательным, вспомогательным оборудованием), используемым при осуществлении деятельности ЗАО «М-Стандарт» по проведению различных видов испытаний, метрологическому подтверждению пригодности измерительного и испытательного оборудования.&#10;Настоящий стандар...&#10;-----------  &#10;4. Использование, контроль состояния используемого в ЗАО «М-Стандарт» ПО&#10;4.1 Установленное на ПК ЗАО «М-Стандарт» ПО используется сотрудниками в соответствии с имеющимися в нем опциями и указаниями, согласно его эксплуатационной документации (при наличии)....&#10;-----------  &#10;2.1.3 Ввод в эксплуатацию ПО управления, ПО расчетов, ПО справочного осуществляется сотрудниками отдела АСУ или под контролем сотрудников отдела АСУ.&#10;Для организации со стороны отдела АСУ установки/контроля установки ПО руководителем подразделения, планирующего эксплуатировать ПО (организовывать эксплуатацию ПО) направляется в отдел АСУ задача установки нового программного обеспечения посредством 1С ЭДО М-Стандарт с информацией о ПО, месте и особенностях его установки, при необходимости – описан...&#10;-----------  &#10;Правила построения, изложения, оформления стандартов организации ЗАО «М-Стандарт»&#10;Наименование правилаОписание правила&#10;10. Раздел «Обозначения и сокращения»Содержит перечень обозначений и сокращений, применяемых в данном стандарте.&#10;Запись обозначений и сокращений проводят в алфавитном порядке или в порядке приведения их в тексте стандарта с необходимой расшифровкой и пояснениями...." calcext:value-type="string">
            <text:p>1. Общие положения</text:p>
            <text:p>1.1 Настоящий документ (Рабочий порядок) определяет положения по организации контроля условий проведения измерительных работ в службе по обеспечению единства измерений ЗАО «М-Стандарт» (службе ОЕИ).</text:p>
            <text:p>Для уточнения практической реализации регистрации результатов контроля в электронных системах ЗАО «М-Стандарт» отделом метрологического обеспечения, стандартизации и экспертных работ могут создаваться практические инструкции, размещаемые в справочных электронных ресурсах ЗАО «М-Ста...</text:p>
            <text:p>-----------  </text:p>
            <text:p>1 Область применения</text:p>
            <text:p>Настоящий стандарт устанавливает правила организации управления документированной информацией (документами, записями и данными на различных носителях).</text:p>
            <text:p>Стандарт обязателен для применения во всех подразделениях </text:p>
            <text:p>ЗАО «М-Стандарт»....</text:p>
            <text:p>-----------  </text:p>
            <text:p>1 Область применения</text:p>
            <text:p>Настоящий стандарт определяет цели и задачи, организационные требования и порядок управления оборудованием (средствами измерений, программным обеспечением, эталонами, стандартными образцами, справочными данными, реактивами, испытательным, вспомогательным оборудованием), используемым при осуществлении деятельности ЗАО «М-Стандарт» по проведению различных видов испытаний, метрологическому подтверждению пригодности измерительного и испытательного оборудования.</text:p>
            <text:p>Настоящий стандар...</text:p>
            <text:p>-----------  </text:p>
            <text:p>4. Использование, контроль состояния используемого в ЗАО «М-Стандарт» ПО</text:p>
            <text:p>4.1 Установленное на ПК ЗАО «М-Стандарт» ПО используется сотрудниками в соответствии с имеющимися в нем опциями и указаниями, согласно его эксплуатационной документации (при наличии)....</text:p>
            <text:p>-----------  </text:p>
            <text:p>2.1.3 Ввод в эксплуатацию ПО управления, ПО расчетов, ПО справочного осуществляется сотрудниками отдела АСУ или под контролем сотрудников отдела АСУ.</text:p>
            <text:p>Для организации со стороны отдела АСУ установки/контроля установки ПО руководителем подразделения, планирующего эксплуатировать ПО (организовывать эксплуатацию ПО) направляется в отдел АСУ задача установки нового программного обеспечения посредством 1С ЭДО М-Стандарт с информацией о ПО, месте и особенностях его установки, при необходимости – описан...</text:p>
            <text:p>-----------  </text:p>
            <text:p>Правила построения, изложения, оформления стандартов организации ЗАО «М-Стандарт»</text:p>
            <text:p>Наименование правилаОписание правила</text:p>
            <text:p>10. Раздел «Обозначения и сокращения»Содержит перечень обозначений и сокращений, применяемых в данном стандарте.</text:p>
            <text:p>Запись обозначений и сокращений проводят в алфавитном порядке или в порядке приведения их в тексте стандарта с необходимой расшифровкой и пояснениями....</text:p>
          </table:table-cell>
          <table:table-cell office:value-type="string" calcext:value-type="string">
            <text:p>0.80522</text:p>
            <text:p>-------  </text:p>
            <text:p>0.804984</text:p>
            <text:p>-------  </text:p>
            <text:p>0.803721</text:p>
            <text:p>-------  </text:p>
            <text:p>0.803049</text:p>
            <text:p>-------  </text:p>
            <text:p>0.802371</text:p>
            <text:p>-------  </text:p>
            <text:p>0.800158</text:p>
          </table:table-cell>
          <table:table-cell office:value-type="string" calcext:value-type="string">
            <text:p>Я правильно понимаю, вас интересует процесс контроля состояния программного обеспечения именно в нашем предприятии?</text:p>
            <text:p/>
            <text:p>Контроль состояния программного обеспечения в ЗАО «М-Стандарт» осуществляется в соответствии с документом **ПР-1-1000-2024** («Рабочий порядок управление программным обеспечением»). Согласно этому порядку, установка и использование любого ПО производится только после проверки и одобрения специалистами отдела автоматизированных систем управления (АСУ). Сотрудники других подразделений не имеют права самостоятельно устанавливать программы — это возможно лишь через обращение в отдел АСУ с указанием необходимых данных о ПО и условиях его эксплуатации.</text:p>
            <text:p/>
            <text:p>Обратите внимание, что данный ответ основан исключительно на предоставленных документах; рекомендую перепроверить информацию непосредственно в источнике.</text:p>
            <text:p/>
            <text:p>Оцените мой ответ, пожалуйста, от 1 до 5. Это очень поможет мне улучшить качество консультаций!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02.07.2025 18:04:26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м образом оформляется внутренний протокол поверки средств измерений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ПР-1-3100-2024 Рабочий порядок проведения работ по поверке средств измерений и оформлению результатов</text:p>
            <text:p>-----------  </text:p>
            <text:p>ПР-1-3100-2024 Рабочий порядок проведения работ по поверке средств измерений и оформлению результатов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ПР-1-3100-2024 Рабочий порядок проведения работ по поверке средств измерений и оформлению результатов</text:p>
            <text:p>-----------  </text:p>
            <text:p>ПР-1-3100-2024 Рабочий порядок проведения работ по поверке средств измерений и оформлению результатов</text:p>
            <text:p>-----------  </text:p>
            <text:p>РК-8-2024. ПРАВИЛА ОРГАНИЗАЦИИ. РУКОВОДСТВО ПО КАЧЕСТВУ РАБОТ ПО ПОВЕРКЕ СРЕДСТВ ИЗМЕРЕНИЙ</text:p>
          </table:table-cell>
          <table:table-cell office:value-type="string" office:string-value="2.5 Поверка в сокращенном объеме, для отдельных измерительных каналов&#10;Для средств измерений, утверждение типа которых проведено до 18.11.2018, при наличии официального письма заказчика, скан-копия которого или электронный документ прилагается к сведениям о регистрации заявки 1С БГУ:&#10;- о проведении поверки для применяемых отдельных измерительных каналов (автономных блоков/преобразователей/датчиков) или их определенного набора из состава СИ согласно описанию типа и технической документации&#10;и/или:&#10;...&#10;-----------  &#10;3.2 Передача результатов работ по поверке СИ в ФИФ&#10;Сведения о результатах проведенной поверки СИ передаются в ФИФ в соответствии с Рабочим порядком передачи сведений о результатах метрологических работ в ФИФ.&#10;Создание файла загрузки сведений о результатах поверки осуществляется с идентификацией наименования ЗАО «М-Стандарт» и условного шифра знака поверки «СЕ», а также с использованием информации имеющей статус завершения Работы по поверке СИ ПО Тест-драйв 2.0:&#10;- регистрационный номер типа средс...&#10;-----------  &#10;1. Область применения&#10;Настоящий документ - Правила организации (Руководство по качеству) определяет общие правила и принципы организации работ по поверке средств измерений, проводимым в службе по обеспечению единства измерений, в т.ч. для выполнения требований Критериев аккредитации....&#10;-----------  &#10;2.2 Поверители&#10;Работы по поверке СИ проводятся сотрудниками подразделений ОЕИ, допущенными для проведения самостоятельных работ по поверке СИ в рамках проведенной в установленном общим процедурным документом в ЗАО «М-Стандарт» порядке оценки персонала (аттестации сотрудников) – поверителями. Также в работах по поверке СИ могут участвовать сотрудники – стажеры – определенные в данном статусе распоряжением по службе ОЕИ в качестве лиц, работающих под контролем и надзором соответствующих поверителе...&#10;-----------  &#10;3.5.1 Внутренние протоколы поверки (измерительная часть протокола поверки)&#10;Внутренние протоколы поверки являются составной частью записи поверки, формируется при проведении операций, измерений и расчетов согласно методике поверки и содержит данные измерений и результаты.&#10;Внутренние протоколы поверки должны содержать следующую информацию:&#10;- дату (даты) проведения работ по поверке, вносится в запись внутреннего протокола при формировании и хранении документа на бумажном носителе, при формировании ...&#10;-----------  &#10;Корректирующие мероприятия&#10;№Раздел документа о требованияхРеализуемый в деятельности принцип (требование)РеализацияПримечание (в т.ч. информация о связанном документе)&#10;146.12&#10;(Критерии аккредитации)Правила осуществления корректирующих мероприятий, предусматривающие:Управление любыми несоответствиями осуществляется согласно правилам управления несоответствиями, утвержденными в установленном порядке в ЗАО «М-Стандарт», регистрация осуществляется в электронной форме учета несоответствий 1С Э..." calcext:value-type="string">
            <text:p>2.5 Поверка в сокращенном объеме, для отдельных измерительных каналов</text:p>
            <text:p>Для средств измерений, утверждение типа которых проведено до 18.11.2018, при наличии официального письма заказчика, скан-копия которого или электронный документ прилагается к сведениям о регистрации заявки 1С БГУ:</text:p>
            <text:p>- о проведении поверки для применяемых отдельных измерительных каналов (автономных блоков/преобразователей/датчиков) или их определенного набора из состава СИ согласно описанию типа и технической документации</text:p>
            <text:p>и/или:</text:p>
            <text:p>...</text:p>
            <text:p>-----------  </text:p>
            <text:p>3.2 Передача результатов работ по поверке СИ в ФИФ</text:p>
            <text:p>Сведения о результатах проведенной поверки СИ передаются в ФИФ в соответствии с Рабочим порядком передачи сведений о результатах метрологических работ в ФИФ.</text:p>
            <text:p>Создание файла загрузки сведений о результатах поверки осуществляется с идентификацией наименования ЗАО «М-Стандарт» и условного шифра знака поверки «СЕ», а также с использованием информации имеющей статус завершения Работы по поверке СИ ПО Тест-драйв 2.0:</text:p>
            <text:p>- регистрационный номер типа средс...</text:p>
            <text:p>-----------  </text:p>
            <text:p>1. Область применения</text:p>
            <text:p>Настоящий документ - Правила организации (Руководство по качеству) определяет общие правила и принципы организации работ по поверке средств измерений, проводимым в службе по обеспечению единства измерений, в т.ч. для выполнения требований Критериев аккредитации....</text:p>
            <text:p>-----------  </text:p>
            <text:p>2.2 Поверители</text:p>
            <text:p>Работы по поверке СИ проводятся сотрудниками подразделений ОЕИ, допущенными для проведения самостоятельных работ по поверке СИ в рамках проведенной в установленном общим процедурным документом в ЗАО «М-Стандарт» порядке оценки персонала (аттестации сотрудников) – поверителями. Также в работах по поверке СИ могут участвовать сотрудники – стажеры – определенные в данном статусе распоряжением по службе ОЕИ в качестве лиц, работающих под контролем и надзором соответствующих поверителе...</text:p>
            <text:p>-----------  </text:p>
            <text:p>3.5.1 Внутренние протоколы поверки (измерительная часть протокола поверки)</text:p>
            <text:p>Внутренние протоколы поверки являются составной частью записи поверки, формируется при проведении операций, измерений и расчетов согласно методике поверки и содержит данные измерений и результаты.</text:p>
            <text:p>Внутренние протоколы поверки должны содержать следующую информацию:</text:p>
            <text:p>- дату (даты) проведения работ по поверке, вносится в запись внутреннего протокола при формировании и хранении документа на бумажном носителе, при формировании ...</text:p>
            <text:p>-----------  </text:p>
            <text:p>Корректирующие мероприятия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146.12</text:p>
            <text:p>(Критерии аккредитации)Правила осуществления корректирующих мероприятий, предусматривающие:Управление любыми несоответствиями осуществляется согласно правилам управления несоответствиями, утвержденными в установленном порядке в ЗАО «М-Стандарт», регистрация осуществляется в электронной форме учета несоответствий 1С Э...</text:p>
          </table:table-cell>
          <table:table-cell office:value-type="string" calcext:value-type="string">
            <text:p>0.800628</text:p>
            <text:p>-------  </text:p>
            <text:p>0.79777</text:p>
            <text:p>-------  </text:p>
            <text:p>0.793475</text:p>
            <text:p>-------  </text:p>
            <text:p>0.793214</text:p>
            <text:p>-------  </text:p>
            <text:p>0.791859</text:p>
            <text:p>-------  </text:p>
            <text:p>0.791625</text:p>
          </table:table-cell>
          <table:table-cell office:value-type="string" calcext:value-type="string">
            <text:p>Правильно ли я понимаю ваш вопрос так: вас интересует содержание и оформление внутренних протоколов поверки средств измерений?</text:p>
            <text:p/>
            <text:p>Если да, то внутренние протоколы поверки включают следующие обязательные элементы:</text:p>
            <text:p>- Дату проведения поверочных работ.</text:p>
            <text:p>- Результаты измерений и расчётов, выполненных в ходе поверки, включая погрешности и неопределённости.</text:p>
            <text:p>- Итоги внешнего осмотра и опробования прибора (если такие процедуры предусмотрены методикой).</text:p>
            <text:p>- Подробное описание проведённых операций поверки с указанием пунктов методики и итоговых характеристик точности.</text:p>
            <text:p>- При неполном выполнении предусмотренной методикой программы поверки — указание на фактически выполненные операции.</text:p>
            <text:p/>
            <text:p>Выдержка из документа: **ПР-1-3100-2024**.</text:p>
            <text:p/>
            <text:p>Напоминаю, пожалуйста, перепроверяйте мой ответ по официальным источникам.</text:p>
            <text:p/>
            <text:p>Оцените, пожалуйста, качество моего ответа по шкале от 1 до 5. Это очень поможет мне улучшить свою работу!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02.07.2025 18:06:13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 правильно внести изменения в запись поверки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ПР-1-3100-2024 Рабочий порядок проведения работ по поверке средств измерений и оформлению результатов</text:p>
            <text:p>-----------  </text:p>
            <text:p>ПР-1-3100-2024 Рабочий порядок проведения работ по поверке средств измерений и оформлению результатов</text:p>
            <text:p>-----------  </text:p>
            <text:p>ПР-1-3100-2024 Рабочий порядок проведения работ по поверке средств измерений и оформлению результатов</text:p>
            <text:p>-----------  </text:p>
            <text:p>ПР-3-3100-2024 Рабочий порядок контроля условий измерительных работ в службе ОЕИ</text:p>
            <text:p>-----------  </text:p>
            <text:p>ПР-1-3100-2024 Рабочий порядок проведения работ по поверке средств измерений и оформлению результатов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</table:table-cell>
          <table:table-cell office:value-type="string" calcext:value-type="string">
            <text:p>2.5 Поверка в сокращенном объеме, для отдельных измерительных каналов</text:p>
            <text:p>Для средств измерений, утверждение типа которых проведено до 18.11.2018, при наличии официального письма заказчика, скан-копия которого или электронный документ прилагается к сведениям о регистрации заявки 1С БГУ:</text:p>
            <text:p>- о проведении поверки для применяемых отдельных измерительных каналов (автономных блоков/преобразователей/датчиков) или их определенного набора из состава СИ согласно описанию типа и технической документации</text:p>
            <text:p>и/или:</text:p>
            <text:p>...</text:p>
            <text:p>-----------  </text:p>
            <text:p>4.3 При внесении изменений в запись поверки формируется корректированная редакция свидетельства о поверке/извещения о непригодности с измененной ссылкой на результат поверки в ФИФ, руководителем подразделения осуществляется подписание, инициирование направления в личный кабинет заказчика и по электронной почте корректированных документов по результатам поверки СИ в течение одного рабочего дня....</text:p>
            <text:p>-----------  </text:p>
            <text:p>4. Внесение изменений (корректировка) сведений и документов по результатам работ по поверке СИ</text:p>
            <text:p>4.1 Внесение изменений в записи поверки осуществляется руководителями подразделений ОЕИ или лицами, уполномоченными для контроля и завершения записей поверки путем разблокировки и собственноручного внесения изменений в запись поверки ПО учета работ по поверке с одновременным входом в личный кабинет ЗАО «М-Стандарт» ФГИС АРШИН и внесения изменений в соответствующую запись поверки. Запрещается внесение и...</text:p>
            <text:p>-----------  </text:p>
            <text:p>3.3 В зависимости от видов измерений, требований методик поверки также могут регистрироваться другие параметры (радиационный фон, магнитное поле, вибрация и пр.)....</text:p>
            <text:p>-----------  </text:p>
            <text:p>1. Общие положения</text:p>
            <text:p>Настоящий Рабочий порядок определяет положения о порядке проведения работ по поверке средств измерений (далее - СИ) по заявке заказчика, оформлению результатов работ, в соответствии с принципами и положениями приказа Министерства промышленности и торговли Российской Федерации от 31.07.2020 № 2510 «Об утверждении порядка проведения поверки средств измерений, требований к знаку поверки и содержанию свидетельства о поверке» (далее – Порядок поверки), РК-8-2024 «Руководство по кач...</text:p>
            <text:p>-----------  </text:p>
            <text:p>Графики создаются с целью отслеживания плановых сроков мероприятий руководителями подразделений и ответственными сотрудниками. Записи по результатам реализации мероприятий графиков вносятся в учетные формы оборудования (сведения о поверке/калибровке, аттестации). Реализация мероприятий графиков проводится преимущественно с соблюдением запланированных сроков (до срока окончания действия документа о метрологическом подтверждении пригодности согласно графику должен быть получен новый документ). В т...</text:p>
          </table:table-cell>
          <table:table-cell office:value-type="string" calcext:value-type="string">
            <text:p>0.807977</text:p>
            <text:p>-------  </text:p>
            <text:p>0.792312</text:p>
            <text:p>-------  </text:p>
            <text:p>0.790892</text:p>
            <text:p>-------  </text:p>
            <text:p>0.784923</text:p>
            <text:p>-------  </text:p>
            <text:p>0.783525</text:p>
            <text:p>-------  </text:p>
            <text:p>0.782738</text:p>
          </table:table-cell>
          <table:table-cell office:value-type="string" calcext:value-type="string">
            <text:p>Вы хотите знать процедуру внесения изменений в уже существующую запись о поверке средства измерений?</text:p>
            <text:p/>
            <text:p>Если да, то процедура следующая:</text:p>
            <text:p>Изменения в запись о поверке вносят руководители подразделений отдела обеспечения единства измерений или специально назначенные сотрудники. Они должны одновременно обновить информацию как в программе учета поверок, так и в системе ФГИС «АРШИН». После этого руководитель подразделения подписывает скорректированные документы и отправляет их заказчику через его личный кабинет и электронную почту.</text:p>
            <text:p/>
            <text:p>Документ: ПР-1-3100-2024</text:p>
            <text:p/>
            <text:p>Предупреждаю: обязательно сверьте мой ответ с оригиналом документа!</text:p>
            <text:p/>
            <text:p>Пожалуйста, оцените ответ от 1 до 5 — это очень поможет мне улучшить качество консультаций!</text:p>
          </table:table-cell>
          <table:table-cell office:value-type="float" office:value="5" calcext:value-type="float">
            <text:p>5</text:p>
          </table:table-cell>
        </table:table-row>
        <table:table-row table:style-name="ro10">
          <table:table-cell office:value-type="string" calcext:value-type="string">
            <text:p>02.07.2025 18:10:50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е действия предпринимаются при выявлении несоответствия условий окружающей среды установленным требованиям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ПР-3-3100-2024 Рабочий порядок контроля условий измерительных работ в службе ОЕИ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РК-8-2024. ПРАВИЛА ОРГАНИЗАЦИИ. РУКОВОДСТВО ПО КАЧЕСТВУ РАБОТ ПО ПОВЕРКЕ СРЕДСТВ ИЗМЕРЕНИЙ</text:p>
          </table:table-cell>
          <table:table-cell office:value-type="string" office:string-value="6. Действия при выявлении несоответствий&#10;При выявлении несоответствий условий окружающей среды установленным требованиям работы приостанавливаются, предпринимаются действия согласно положениям общей процедуры по управлению несоответствиями.&#10;Решение о возобновлении измерительных работ принимает руководитель подразделения ОЕИ....&#10;-----------  &#10;Помещения&#10;№Раздел документа о требованияхРеализуемый в деятельности принцип (требование)РеализацияПримечание (в т.ч. информация о связанном документе)&#10;546.18 б)&#10;(Критерии аккредитации)правила периодического документирования и контроля показателей, характеризующих состояние внешних условий, в том числе правила предотвращения влияния внешних условий, не соответствующих установленным требованиям, на результаты конкретных работ в области обеспечения единства измерений, проводимых структурным п...&#10;-----------  &#10;6.1.2.9 Документированная информация ЗАО «М-Стандарт» должна вестись с возможностью ее восстановления (независимым фиксированием исходных данных/образов документов). Восстановление документированной информации осуществляется в порядке согласно И 070-005.&#10;Ведение документированной информации, для которой требованиями к осуществлению конкретной деятельности установлены требования восстанавливаемости должна вестись в режиме резервного копирования....&#10;-----------  &#10;2. Сведения протокола содержат:&#10;- наименование документа (протокол первичной аттестации испытательного оборудования, протокол периодической аттестации испытательного оборудования);&#10;- регистрационный номер и дату протокола (регистрационный номер соответствует регистрационному номеру записи в форме регистрации работ по аттестации ИО ПО метрологических работ;&#10;- состав комиссии, с указанием фамилии, инициалов, должности и места работы каждого члена комиссии;&#10;- сведения об аттестуемом ИО - наименован...&#10;-----------  &#10;Управление несоответствующими работами&#10;№Раздел документа о требованияхРеализуемый в деятельности принцип (требование)РеализацияПримечание (в т.ч. информация о связанном документе)&#10;146.11&#10;(Критерии аккредитации)Правила на случай выявления работ в области аккредитации, выполненных с нарушением установленных требований, устанавливающие:Правила управления работами по поверке СИ, не соответствующими установленным требованиям, направлены в первую очередь на оперативное принятие решений и осущес...&#10;-----------  &#10;Управление несоответствующими работами&#10;№Раздел документа о требованияхРеализуемый в деятельности принцип (требование)РеализацияПримечание (в т.ч. информация о связанном документе)&#10;246.11 б)&#10;(Критерии аккредитации)необходимость оценки влияния работ, выполненных с нарушением установленных требований, на результаты выполнения работ в области аккредитацииПорядок действий при выявлении несоответствующей работы включает в себя:&#10;- немедленное приостановление исполнителем работ в случае выявления..." calcext:value-type="string">
            <text:p>6. Действия при выявлении несоответствий</text:p>
            <text:p>При выявлении несоответствий условий окружающей среды установленным требованиям работы приостанавливаются, предпринимаются действия согласно положениям общей процедуры по управлению несоответствиями.</text:p>
            <text:p>Решение о возобновлении измерительных работ принимает руководитель подразделения ОЕИ....</text:p>
            <text:p>-----------  </text:p>
            <text:p>Помещения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546.18 б)</text:p>
            <text:p>(Критерии аккредитации)правила периодического документирования и контроля показателей, характеризующих состояние внешних условий, в том числе правила предотвращения влияния внешних условий, не соответствующих установленным требованиям, на результаты конкретных работ в области обеспечения единства измерений, проводимых структурным п...</text:p>
            <text:p>-----------  </text:p>
            <text:p>6.1.2.9 Документированная информация ЗАО «М-Стандарт» должна вестись с возможностью ее восстановления (независимым фиксированием исходных данных/образов документов). Восстановление документированной информации осуществляется в порядке согласно И 070-005.</text:p>
            <text:p>Ведение документированной информации, для которой требованиями к осуществлению конкретной деятельности установлены требования восстанавливаемости должна вестись в режиме резервного копирования....</text:p>
            <text:p>-----------  </text:p>
            <text:p>2. Сведения протокола содержат:</text:p>
            <text:p>- наименование документа (протокол первичной аттестации испытательного оборудования, протокол периодической аттестации испытательного оборудования);</text:p>
            <text:p>- регистрационный номер и дату протокола (регистрационный номер соответствует регистрационному номеру записи в форме регистрации работ по аттестации ИО ПО метрологических работ;</text:p>
            <text:p>- состав комиссии, с указанием фамилии, инициалов, должности и места работы каждого члена комиссии;</text:p>
            <text:p>- сведения об аттестуемом ИО - наименован...</text:p>
            <text:p>-----------  </text:p>
            <text:p>Управление несоответствующими работами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146.11</text:p>
            <text:p>(Критерии аккредитации)Правила на случай выявления работ в области аккредитации, выполненных с нарушением установленных требований, устанавливающие:Правила управления работами по поверке СИ, не соответствующими установленным требованиям, направлены в первую очередь на оперативное принятие решений и осущес...</text:p>
            <text:p>-----------  </text:p>
            <text:p>Управление несоответствующими работами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246.11 б)</text:p>
            <text:p>(Критерии аккредитации)необходимость оценки влияния работ, выполненных с нарушением установленных требований, на результаты выполнения работ в области аккредитацииПорядок действий при выявлении несоответствующей работы включает в себя:</text:p>
            <text:p>- немедленное приостановление исполнителем работ в случае выявления...</text:p>
          </table:table-cell>
          <table:table-cell office:value-type="string" calcext:value-type="string">
            <text:p>0.816231</text:p>
            <text:p>-------  </text:p>
            <text:p>0.813722</text:p>
            <text:p>-------  </text:p>
            <text:p>0.801624</text:p>
            <text:p>-------  </text:p>
            <text:p>0.80022</text:p>
            <text:p>-------  </text:p>
            <text:p>0.799359</text:p>
            <text:p>-------  </text:p>
            <text:p>0.798975</text:p>
          </table:table-cell>
          <table:table-cell office:value-type="string" calcext:value-type="string">
            <text:p>Вы хотите знать, как действовать, когда обнаружены отклонения параметров внешней среды от нормативных?</text:p>
            <text:p/>
            <text:p>Если параметры окружающей среды выходят за рамки допустимых норм, то выполнение измерительных работ немедленно прекращают. Затем запускается процедура управления несоответствиями, которая предусматривает выявление причины отклонений и разработку мероприятий по устранению нарушений. Решение о дальнейшем ведении работ принимает начальник отдела обеспечения единства измерений (ОЕИ).</text:p>
            <text:p/>
            <text:p>Пожалуйста, перепроверяйте информацию в источнике: **ПР-3-3100-2024**.</text:p>
            <text:p/>
            <text:p>Ваш отзыв важен! Оцените мой ответ от 1 до 5.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string" calcext:value-type="string">
            <text:p>02.07.2025 18:18:35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ая информация должна содержаться в учетной форме стандартного образца (СО)? Перечисли состав учетной формы СО.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ПР-15-1000-2023 Рабочий порядок учета оборудования и его состояния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ПР-15-1000-2023 Рабочий порядок учета оборудования и его состояния</text:p>
            <text:p>-----------  </text:p>
            <text:p>ПР-15-1000-2023 Рабочий порядок учета оборудования и его состояния</text:p>
            <text:p>-----------  </text:p>
            <text:p>ПР-15-1000-2023 Рабочий порядок учета оборудования и его состояния</text:p>
          </table:table-cell>
          <table:table-cell office:value-type="string" office:string-value="Таблица 8 - Порядок управления стандартными образцами предприятия&#10;Порядок проведенияОтветственные лица&#10;Управление СОП11.9.1. Разработка и утверждение&#10;В ЗАО «М-Стандарт» при наличии производственной необходимости могут быть разработаны и утверждены стандартные образцы предприятия (СОП).&#10;Разработка и аттестация СОП осуществляется с учетом положений ГОСТ 8.315, ГОСТ Р 8.753, ГОСТ Р 8.810, ГОСТ Р 8.871 для СОП оформляется техническая документация, включающая описание СОП, методику и программу атт...&#10;-----------  &#10;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2Аттестованные эталоны&#10;&#10;Учетные формы в электронном виде журнала учета аттестованных эталонов в рамках ПО 1С ЭДО М-Стандарт.В рамках ведения «Журнала учета аттестованных эталонов» с 22.01.2020 г.&#10;&#10;хранению подлежат материалы первичной аттестации, а также актуализированные материалы аттестации...&#10;-----------  &#10;Таблица 2 - Ведение функционального учета эталонов, средств измерений, оборудования, стандартных образцов&#10;Объект учетаФорма учетаСведения, которые должны содержаться в форме учетаПримечание&#10;9.2.3. Стандартные образцыДля подразделений ОЕИ - учетные формы (картотека) в электронном виде в рамках ПО метрологических работ ;&#10;правила ведения учетных форм приведены в соответствующей инструкции; и/или учетные формы ПО 1С Бухгалтерия.Форма регистрации СО должна содержать:&#10;- регистрационный номер (нап...&#10;-----------  &#10;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6Стандартные образцы&#10;Учетные формы в электронном виде в рамках ПО Тест-драйв 2.0, справочник «Нормативно-справочная информация/оснащение/стандартные образцы».Учет стандартных образцов, СО, используемых при проведении работ с фиксированием информации:&#10;- о наименовании и номере в реестре СО (сп...&#10;-----------  &#10;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4ИО&#10;Учетные формы в электрон-ном виде в рамках ПО Тест-драйв 2.0, справочник «Нормативно-справочная информация/оснащение/оборудование», вид оборудования – испытательное оборудование.Учет испытательного оборудования ИО, используемого при проведении работ ведется с фиксированием информации:&#10;- о...&#10;-----------  &#10;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5ВО&#10;Учетные формы в электрон-ном виде в рамках ПО Тест-драйв, редакция 2.0, справочник «Нормативно-справочная информация/оснащение/оборудование», вид оборудования – вспомогательное оборудование.Учет вспомогательного оборудования, ВО, используемого при проведении работ с фиксированием информац..." calcext:value-type="string">
            <text:p>Таблица 8 - Порядок управления стандартными образцами предприятия</text:p>
            <text:p>Порядок проведенияОтветственные лица</text:p>
            <text:p>Управление СОП11.9.1. Разработка и утверждение</text:p>
            <text:p>В ЗАО «М-Стандарт» при наличии производственной необходимости могут быть разработаны и утверждены стандартные образцы предприятия (СОП).</text:p>
            <text:p>Разработка и аттестация СОП осуществляется с учетом положений ГОСТ 8.315, ГОСТ Р 8.753, ГОСТ Р 8.810, ГОСТ Р 8.871 для СОП оформляется техническая документация, включающая описание СОП, методику и программу атт...</text:p>
            <text:p>-----------  </text:p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2Аттестованные эталоны</text:p>
            <text:p/>
            <text:p>Учетные формы в электронном виде журнала учета аттестованных эталонов в рамках ПО 1С ЭДО М-Стандарт.В рамках ведения «Журнала учета аттестованных эталонов» с 22.01.2020 г.</text:p>
            <text:p/>
            <text:p>хранению подлежат материалы первичной аттестации, а также актуализированные материалы аттестации...</text:p>
            <text:p>-----------  </text:p>
            <text:p>Таблица 2 - Ведение функционального учета эталонов, средств измерений, оборудования, стандартных образцов</text:p>
            <text:p>Объект учетаФорма учетаСведения, которые должны содержаться в форме учетаПримечание</text:p>
            <text:p>9.2.3. Стандартные образцыДля подразделений ОЕИ - учетные формы (картотека) в электронном виде в рамках ПО метрологических работ ;</text:p>
            <text:p>правила ведения учетных форм приведены в соответствующей инструкции; и/или учетные формы ПО 1С Бухгалтерия.Форма регистрации СО должна содержать:</text:p>
            <text:p>- регистрационный номер (нап...</text:p>
            <text:p>-----------  </text:p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6Стандартные образцы</text:p>
            <text:p>Учетные формы в электронном виде в рамках ПО Тест-драйв 2.0, справочник «Нормативно-справочная информация/оснащение/стандартные образцы».Учет стандартных образцов, СО, используемых при проведении работ с фиксированием информации:</text:p>
            <text:p>- о наименовании и номере в реестре СО (сп...</text:p>
            <text:p>-----------  </text:p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4ИО</text:p>
            <text:p>Учетные формы в электрон-ном виде в рамках ПО Тест-драйв 2.0, справочник «Нормативно-справочная информация/оснащение/оборудование», вид оборудования – испытательное оборудование.Учет испытательного оборудования ИО, используемого при проведении работ ведется с фиксированием информации:</text:p>
            <text:p>- о...</text:p>
            <text:p>-----------  </text:p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5ВО</text:p>
            <text:p>Учетные формы в электрон-ном виде в рамках ПО Тест-драйв, редакция 2.0, справочник «Нормативно-справочная информация/оснащение/оборудование», вид оборудования – вспомогательное оборудование.Учет вспомогательного оборудования, ВО, используемого при проведении работ с фиксированием информац...</text:p>
          </table:table-cell>
          <table:table-cell office:value-type="string" calcext:value-type="string">
            <text:p>0.806298</text:p>
            <text:p>-------  </text:p>
            <text:p>0.802124</text:p>
            <text:p>-------  </text:p>
            <text:p>0.797045</text:p>
            <text:p>-------  </text:p>
            <text:p>0.79408</text:p>
            <text:p>-------  </text:p>
            <text:p>0.791374</text:p>
            <text:p>-------  </text:p>
            <text:p>0.788751</text:p>
          </table:table-cell>
          <table:table-cell office:value-type="string" calcext:value-type="string">
            <text:p>Я верно понимаю ваш запрос? Вам нужно знать, какая именно информация должна присутствовать в учетной форме стандартного образца?</text:p>
            <text:p/>
            <text:p>Если да, то вот перечень необходимой информации согласно документам:</text:p>
            <text:p/>
            <text:p>- Регистрационный номер стандарта (например, комбинация цифр отдела и порядкового номера)</text:p>
            <text:p>- Название и шифр стандартного образца</text:p>
            <text:p>- Производитель стандартного образца</text:p>
            <text:p>- Данные утверждения типа стандартного образца</text:p>
            <text:p>- Номер партии</text:p>
            <text:p>- Дата изготовления</text:p>
            <text:p>- Срок годности</text:p>
            <text:p>- Характеристики стандартного образца и их аттестованные значения, включая погрешности или неопределенность этих значений</text:p>
            <text:p>- Место хранения стандартного образца</text:p>
            <text:p>- Периодичность контроля характеристик (если есть такая информация)</text:p>
            <text:p>- Данные о проведенном контроле характеристик (если имеется)</text:p>
            <text:p>- Отсканированные копии паспортов стандартного образца и других документов, связанных с контролем характеристик (если они оформлены отдельно от паспорта)</text:p>
            <text:p/>
            <text:p>Этот список основан на статье 3 (СТО 070-018-2020) и статье 4 (ПР-15-1000-2023).</text:p>
            <text:p/>
            <text:p>Предупреждаю вас, что лучше всего перепроверять информацию непосредственно в исходных документах.</text:p>
            <text:p/>
            <text:p>Оцените мой ответ, пожалуйста, от 1 до 5 — это поможет улучшить качество моей работы!</text:p>
          </table:table-cell>
          <table:table-cell office:value-type="float" office:value="4" calcext:value-type="float">
            <text:p>4</text:p>
          </table:table-cell>
        </table:table-row>
        <table:table-row table:style-name="ro12">
          <table:table-cell office:value-type="string" calcext:value-type="string">
            <text:p>02.07.2025 18:21:02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е сведения должны содержаться в учетной форме средств измерений (СИ)? Перечисли информацию, которая фиксируется при учете СИ.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ПР-15-1000-2023 Рабочий порядок учета оборудования и его состояния</text:p>
            <text:p>-----------  </text:p>
            <text:p>ПР-15-1000-2023 Рабочий порядок учета оборудования и его состояния</text:p>
            <text:p>-----------  </text:p>
            <text:p>ПР-15-1000-2023 Рабочий порядок учета оборудования и его состояния</text:p>
            <text:p>-----------  </text:p>
            <text:p>ПР-15-1000-2023 Рабочий порядок учета оборудования и его состояния</text:p>
            <text:p>-----------  </text:p>
            <text:p>ПР-15-1000-2023 Рабочий порядок учета оборудования и его состояния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</table:table-cell>
          <table:table-cell office:value-type="string" office:string-value="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1СИ&#10;Учетные формы в электронном виде в рамках ПО Тест-драйв 2.0, справочник «Нормативно-справочная информация/оснащение/оборудование», вид оборудования – средство измерений.Сведения учетной формы для СИ должны содержать:&#10;- наименование, тип, модификация СИ;&#10;- заводской номер;&#10;- сведения об ин...&#10;-----------  &#10;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5ВО&#10;Учетные формы в электрон-ном виде в рамках ПО Тест-драйв, редакция 2.0, справочник «Нормативно-справочная информация/оснащение/оборудование», вид оборудования – вспомогательное оборудование.Учет вспомогательного оборудования, ВО, используемого при проведении работ с фиксированием информац...&#10;-----------  &#10;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3СИ, применяемые в качестве эталонов&#10;Учетные формы в электронном виде в рамках ПО Тест-драйв 2.0, справочник «Нормативно-справочная информация/оснащение/эталоны», тип эталона – СИ, поверенное в качестве эталона.Учет средств измерений, СИ, применяемых в качестве эталонов ведется с фиксирование...&#10;-----------  &#10;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2Аттестованные эталоны &#10;Учетные формы в электронном виде в рамках ПО Тест-драйв 2.0, справочник «Нормативно-справочная информация/оснащение/эталоны», тип эталона – аттестованный эталон.Учет аттестованных эталонов, используемых при проведении работ ведется с фиксированием информации:&#10;- о наиме...&#10;-----------  &#10;2.2 Информация, находящаяся в учетных записях ПО Тест-драйв 2.0:&#10;№Объект учета&#10;Форма учетаСведения, которые должны содержаться в форме учетаПримечание (ответственные за ведение учетных форм и пр.).&#10;2.2.2Аттестованные эталоны&#10;&#10;Учетные формы в электронном виде журнала учета аттестованных эталонов в рамках ПО 1С ЭДО М-Стандарт.В рамках ведения «Журнала учета аттестованных эталонов» с 22.01.2020 г.&#10;&#10;хранению подлежат материалы первичной аттестации, а также актуализированные материалы аттестации...&#10;-----------  &#10;Таблица 2 - Ведение функционального учета эталонов, средств измерений, оборудования, стандартных образцов&#10;Объект учетаФорма учетаСведения, которые должны содержаться в форме учетаПримечание&#10;9.2.1. СИ, ВО, ИОУчетные формы (картотека) в электронном виде в рамках ПО метрологических работ.&#10;Правила ведения учетных форм приведены в соответствующей инструкции.Картотека для средств измерений (эталонов), оборудования должна содержать следующие сведения:&#10;- регистрационные номера, формируемые при необ..." calcext:value-type="string"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1СИ</text:p>
            <text:p>Учетные формы в электронном виде в рамках ПО Тест-драйв 2.0, справочник «Нормативно-справочная информация/оснащение/оборудование», вид оборудования – средство измерений.Сведения учетной формы для СИ должны содержать:</text:p>
            <text:p>- наименование, тип, модификация СИ;</text:p>
            <text:p>- заводской номер;</text:p>
            <text:p>- сведения об ин...</text:p>
            <text:p>-----------  </text:p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5ВО</text:p>
            <text:p>Учетные формы в электрон-ном виде в рамках ПО Тест-драйв, редакция 2.0, справочник «Нормативно-справочная информация/оснащение/оборудование», вид оборудования – вспомогательное оборудование.Учет вспомогательного оборудования, ВО, используемого при проведении работ с фиксированием информац...</text:p>
            <text:p>-----------  </text:p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3СИ, применяемые в качестве эталонов</text:p>
            <text:p>Учетные формы в электронном виде в рамках ПО Тест-драйв 2.0, справочник «Нормативно-справочная информация/оснащение/эталоны», тип эталона – СИ, поверенное в качестве эталона.Учет средств измерений, СИ, применяемых в качестве эталонов ведется с фиксирование...</text:p>
            <text:p>-----------  </text:p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2Аттестованные эталоны </text:p>
            <text:p>Учетные формы в электронном виде в рамках ПО Тест-драйв 2.0, справочник «Нормативно-справочная информация/оснащение/эталоны», тип эталона – аттестованный эталон.Учет аттестованных эталонов, используемых при проведении работ ведется с фиксированием информации:</text:p>
            <text:p>- о наиме...</text:p>
            <text:p>-----------  </text:p>
            <text:p>2.2 Информация, находящаяся в учетных записях ПО Тест-драйв 2.0:</text:p>
            <text:p>№Объект учета</text:p>
            <text:p>Форма учетаСведения, которые должны содержаться в форме учетаПримечание (ответственные за ведение учетных форм и пр.).</text:p>
            <text:p>2.2.2Аттестованные эталоны</text:p>
            <text:p/>
            <text:p>Учетные формы в электронном виде журнала учета аттестованных эталонов в рамках ПО 1С ЭДО М-Стандарт.В рамках ведения «Журнала учета аттестованных эталонов» с 22.01.2020 г.</text:p>
            <text:p/>
            <text:p>хранению подлежат материалы первичной аттестации, а также актуализированные материалы аттестации...</text:p>
            <text:p>-----------  </text:p>
            <text:p>Таблица 2 - Ведение функционального учета эталонов, средств измерений, оборудования, стандартных образцов</text:p>
            <text:p>Объект учетаФорма учетаСведения, которые должны содержаться в форме учетаПримечание</text:p>
            <text:p>9.2.1. СИ, ВО, ИОУчетные формы (картотека) в электронном виде в рамках ПО метрологических работ.</text:p>
            <text:p>Правила ведения учетных форм приведены в соответствующей инструкции.Картотека для средств измерений (эталонов), оборудования должна содержать следующие сведения:</text:p>
            <text:p>- регистрационные номера, формируемые при необ...</text:p>
          </table:table-cell>
          <table:table-cell office:value-type="string" calcext:value-type="string">
            <text:p>0.818223</text:p>
            <text:p>-------  </text:p>
            <text:p>0.805346</text:p>
            <text:p>-------  </text:p>
            <text:p>0.805292</text:p>
            <text:p>-------  </text:p>
            <text:p>0.804003</text:p>
            <text:p>-------  </text:p>
            <text:p>0.801375</text:p>
            <text:p>-------  </text:p>
            <text:p>0.801268</text:p>
          </table:table-cell>
          <table:table-cell office:value-type="string" calcext:value-type="string">
            <text:p>Я верно понимаю ваш запрос? Вам нужно знать, какую именно информацию необходимо вносить в учетную форму средств измерений?</text:p>
            <text:p/>
            <text:p>Если да, то вот перечень основных сведений, которые следует зафиксировать при учёте средств измерений (СИ):</text:p>
            <text:p/>
            <text:p>- Полное название средства измерения, включая тип и модификацию.</text:p>
            <text:p>- Заводской номер изделия.</text:p>
            <text:p>- Инвентарный номер либо пометка об отсутствии такового.</text:p>
            <text:p>- Год производства устройства.</text:p>
            <text:p>- Дата начала использования (по данным инвентарной карты).</text:p>
            <text:p>- Интервал между проверками (межповерочный/межкалибровочный).</text:p>
            <text:p>- Производитель прибора.</text:p>
            <text:p>- Место размещения оборудования.</text:p>
            <text:p>- Организация-владелец (подразделение вашего предприятия или заказчик).</text:p>
            <text:p>- Вид оборудования (тип утверждён, прошёл метрологическую проверку или не требует поверки).</text:p>
            <text:p>- Регистрационный номер в федеральном информационном фонде по средствам измерений.</text:p>
            <text:p>- Признак использования как эталона или включение в состав другого эталона.</text:p>
            <text:p>- Метрологические параметры (точность, диапазон измерений, погрешность и др.).</text:p>
            <text:p>- Состав комплекта оборудования.</text:p>
            <text:p>- Данные о подразделениях, где используется прибор.</text:p>
            <text:p>- Фамилия сотрудника, ответственного за устройство.</text:p>
            <text:p>- Необходимость и график техобслуживания.</text:p>
            <text:p>- История операций с устройством (начало работы, ремонты, списания и прочее).</text:p>
            <text:p>- Программное обеспечение (если есть), включая его версию и контрольную сумму.</text:p>
            <text:p/>
            <text:p>Выдержка из документа: **ПР-15-1000-2023**.</text:p>
            <text:p/>
            <text:p>Напоминаю, пожалуйста, перепроверяйте данные в официальных источниках!</text:p>
            <text:p/>
            <text:p>Оцените мой ответ от 1 до 5 — это поможет улучшить качество консультаций!</text:p>
          </table:table-cell>
          <table:table-cell office:value-type="float" office:value="5" calcext:value-type="float">
            <text:p>5</text:p>
          </table:table-cell>
        </table:table-row>
        <table:table-row table:style-name="ro13">
          <table:table-cell office:value-type="string" calcext:value-type="string">
            <text:p>02.07.2025 18:25:56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е показатели внешних условий учитываются при проведении поверки средств измерений в ЗАО «М-Стандарт»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РП-1-3100-2023 Рабочий порядок внутреннего контроля качества измерений при выполнении работ в подразделениях по обеспечению единства измерений ЗАО «М-Стандарт»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ПР-3-3100-2024 Рабочий порядок контроля условий измерительных работ в службе ОЕИ</text:p>
            <text:p>-----------  </text:p>
            <text:p>ПР-15-1000-2023 Рабочий порядок учета оборудования и его состояния</text:p>
            <text:p>-----------  </text:p>
            <text:p>ПР-1-3100-2024 Рабочий порядок проведения работ по поверке средств измерений и оформлению результатов</text:p>
            <text:p>-----------  </text:p>
            <text:p>СТО 070-006-2017. Система менеджмента. УПРАВЛЕНИЕ ДОКУМЕНТИРОВАННОЙ ИНФОРМАЦИЕЙ</text:p>
          </table:table-cell>
          <table:table-cell office:value-type="string" calcext:value-type="string">
            <text:p>ПОЛОЖЕНИЯ ДОКУМЕНТА</text:p>
            <text:p>1 Общие положения</text:p>
            <text:p>Настоящий рабочий порядок предусматривает регламентирование проведения контроля качества работ, предусматривающих проведение измерений (измерительных работ) – поверка средств измерений (СИ), калибровка СИ, аттестация испытательного оборудования (ИО), измерения характеристик технических средств, испытания СИ в целях утверждения типа и аттестация методик (методов) измерений (в рамках частей работ - опробование методики поверки и иных включающих измерения часте...</text:p>
            <text:p>-----------  </text:p>
            <text:p>5.8 ОРД, исходящая корреспонденция формируется с учетом положения об изложении их содержания согласно ГОСТ Р 7.0-97.</text:p>
            <text:p>Справки, предназначенные для руководителя учреждения и не выходящие за его пределы, составляет и подписывает исполнитель, данные справки оформляются без использования бланков с указанием принадлежности к ЗАО «М-Стандарт» (наименование учреждения)....</text:p>
            <text:p>-----------  </text:p>
            <text:p>3.6 При проведении работ с выездом к заказчику (в помещениях, находящихся вне постоянного управления ЗАО «М-Стандарт», предоставляемых для использования разово или периодически помещениях заказчиков работ) ответственность за обеспечение надлежащих условий окружающей среды, в т.ч. при хранении и эксплуатации эталонов, возлагается на заказчика, контроль условий окружающей среды проводится исполнителем при проведении поверки и фиксируется в записи поверки ПО Тест-драйв 2.0 (с признаком проведения в...</text:p>
            <text:p>-----------  </text:p>
            <text:p>1.2 Поступившее оборудование проходит инвентарный учет в соответствии с документом, определяющим в ЗАО «М-Стандарт» правила проведения закупок, утвержденными в установленном порядке. Учет осуществляется согласно установленным формам бухгалтерского учета наличия, движения и списания оборудования, проводится бухгалтерией ЗАО «М-Стандарт»....</text:p>
            <text:p>-----------  </text:p>
            <text:p>2.5 Поверка в сокращенном объеме, для отдельных измерительных каналов</text:p>
            <text:p>Для средств измерений, утверждение типа которых проведено до 18.11.2018, при наличии официального письма заказчика, скан-копия которого или электронный документ прилагается к сведениям о регистрации заявки 1С БГУ:</text:p>
            <text:p>- о проведении поверки для применяемых отдельных измерительных каналов (автономных блоков/преобразователей/датчиков) или их определенного набора из состава СИ согласно описанию типа и технической документации</text:p>
            <text:p>и/или:</text:p>
            <text:p>...</text:p>
            <text:p>-----------  </text:p>
            <text:p>6.2 Общие правила ведения электронного документооборота</text:p>
            <text:p>6.2.1 В ЗАО «М-Стандарт» применяется программное средство электронного документооборота, функционирующее в рамках программного комплекса «1С» (ПС ЭДО), которое применяется для:</text:p>
            <text:p>- осуществления создания, утверждения (одобрения, подписания), регистрации, обращения, контроля за исполнением внутренней и внешней ДОКИ, в т.ч. хранения и архивирования (процессы, «Согласование», «Утверждение», «Ознакомление»)</text:p>
            <text:p>- передачи заданий и поручений руководи...</text:p>
          </table:table-cell>
          <table:table-cell office:value-type="string" calcext:value-type="string">
            <text:p>0.827619</text:p>
            <text:p>-------  </text:p>
            <text:p>0.817736</text:p>
            <text:p>-------  </text:p>
            <text:p>0.817029</text:p>
            <text:p>-------  </text:p>
            <text:p>0.817004</text:p>
            <text:p>-------  </text:p>
            <text:p>0.816892</text:p>
            <text:p>-------  </text:p>
            <text:p>0.816085</text:p>
          </table:table-cell>
          <table:table-cell office:value-type="string" calcext:value-type="string">
            <text:p>Вы хотите знать, какие внешние условия учитывают специалисты нашего центра при поверке средств измерений?</text:p>
            <text:p/>
            <text:p>Ответ простой: когда наши сотрудники выезжают к вам для поверки приборов, они обязательно проверяют температуру, влажность воздуха и атмосферное давление. Эти параметры записываются в специальный внутренний протокол поверки. </text:p>
            <text:p/>
            <text:p>Если нужно контролировать еще какие-то дополнительные параметры, то мы делаем это тоже — например, если этого требует методика поверки вашего прибора. Все эти сведения заносятся в протоколы с интервалом не больше часа.</text:p>
            <text:p/>
            <text:p>Это указано в документе **ПР-3-3100-2024**.</text:p>
            <text:p/>
            <text:p>Напоминаю, пожалуйста, перепроверяйте информацию в официальных источниках!</text:p>
            <text:p/>
            <text:p>Оцените мой ответ от 1 до 5, это очень поможет мне улучшить свою работу!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02.07.2025 18:37:06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е категории оборудования выделены в системе управления оборудованием ЗАО «М-Стандарт»? Перечисли категории в системе управления.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И 070-011-2022. ИНСТРУКЦИЯ о мерах по обеспечению надлежащего состояния оборудования и помещений, находящихся под неполным контролем Учреждения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СТО 070-018-2020. Система менеджмента. УПРАВЛЕНИЕ ОБОРУДОВАНИЕМ И РЕАЛИЗАЦИЯ МЕТРОЛОГИЧЕСКОЙ ПРОСЛЕЖИВАЕМОСТИ</text:p>
            <text:p>-----------  </text:p>
            <text:p>СТО 070-006-2017. Система менеджмента. УПРАВЛЕНИЕ ДОКУМЕНТИРОВАННОЙ ИНФОРМАЦИЕЙ</text:p>
          </table:table-cell>
          <table:table-cell office:value-type="string" office:string-value="1 Область применения&#10;Настоящий стандарт определяет цели и задачи, организационные требования и порядок управления оборудованием (средствами измерений, программным обеспечением, эталонами, стандартными образцами, справочными данными, реактивами, испытательным, вспомогательным оборудованием), используемым при осуществлении деятельности ЗАО «М-Стандарт» по проведению различных видов испытаний, метрологическому подтверждению пригодности измерительного и испытательного оборудования.&#10;Настоящий стандар...&#10;-----------  &#10;4. Проведение работ в помещениях и с использованием оборудования, находящихся под неполным контролем ЗАО «М-Стандарт» регистрируется в журнале выездных работ, в т.ч. при необходимости регистрируется использование взятого для проведения измерений оборудования ЗАО «М-Стандарт»....&#10;-----------  &#10;10.3 Все используемое в работе оборудование, в т.ч. средства измерений, эталоны должны быть промаркированы с указанием уникальной для данной единицы идентификации, которая включает: тип и модель, наименование, заводской номер. Идентификационная информация содержится на нанесенной изготовителем маркировке единицы оборудования (шильдике), а также на идентификационной этикетке ЗАО «М-Стандарт», которая размещается непосредственно на оборудовании или на упаковке для хранения, месте установки оборудо...&#10;-----------  &#10;12.4 При невозможности или нецелесообразности ремонта оборудования или средства измерений руководителем подразделения, эксплуатирующего оборудование или средство измерений оформляется акт о непригодности. При необходимости акт о непригодности составляется с участием начальника конструкторско-технологического отдела (сектора ремонта средств измерений), представителя подразделения по обеспечению единства измерений соответствующих величин, представителя сторонней организации (организации-поставщика...&#10;-----------  &#10;3.39 тип испытательного оборудования (конкретное испытательное оборудование, ЗАО «М-Стандарт»): Испытательное оборудование одного наименования, марки и модификации, воспроизводящее одни и те же условия испытаний (измерений) с одинаковыми допусками для них, эксплуатируемое подразделениями ЗАО «М-Стандарт»....&#10;-----------  &#10;Правила построения, изложения, оформления стандартов организации ЗАО «М-Стандарт»&#10;Наименование правилаОписание правила&#10;2. Содержание и оформление титульного листаТитульный лист содержит:&#10;полное наименование организации-разработчика: «Федеральное бюджетное учреждение «Государственный региональный центр стандартизации, метрологии и испытаний в Свердловской области» (ЗАО «М-Стандарт»);&#10;логотип ЗАО «М-Стандарт»;&#10;обозначение стандарта;&#10;его статус: «Стандарт организации»;&#10;наименование стандарта;&#10;вых..." calcext:value-type="string">
            <text:p>1 Область применения</text:p>
            <text:p>Настоящий стандарт определяет цели и задачи, организационные требования и порядок управления оборудованием (средствами измерений, программным обеспечением, эталонами, стандартными образцами, справочными данными, реактивами, испытательным, вспомогательным оборудованием), используемым при осуществлении деятельности ЗАО «М-Стандарт» по проведению различных видов испытаний, метрологическому подтверждению пригодности измерительного и испытательного оборудования.</text:p>
            <text:p>Настоящий стандар...</text:p>
            <text:p>-----------  </text:p>
            <text:p>4. Проведение работ в помещениях и с использованием оборудования, находящихся под неполным контролем ЗАО «М-Стандарт» регистрируется в журнале выездных работ, в т.ч. при необходимости регистрируется использование взятого для проведения измерений оборудования ЗАО «М-Стандарт»....</text:p>
            <text:p>-----------  </text:p>
            <text:p>10.3 Все используемое в работе оборудование, в т.ч. средства измерений, эталоны должны быть промаркированы с указанием уникальной для данной единицы идентификации, которая включает: тип и модель, наименование, заводской номер. Идентификационная информация содержится на нанесенной изготовителем маркировке единицы оборудования (шильдике), а также на идентификационной этикетке ЗАО «М-Стандарт», которая размещается непосредственно на оборудовании или на упаковке для хранения, месте установки оборудо...</text:p>
            <text:p>-----------  </text:p>
            <text:p>12.4 При невозможности или нецелесообразности ремонта оборудования или средства измерений руководителем подразделения, эксплуатирующего оборудование или средство измерений оформляется акт о непригодности. При необходимости акт о непригодности составляется с участием начальника конструкторско-технологического отдела (сектора ремонта средств измерений), представителя подразделения по обеспечению единства измерений соответствующих величин, представителя сторонней организации (организации-поставщика...</text:p>
            <text:p>-----------  </text:p>
            <text:p>3.39 тип испытательного оборудования (конкретное испытательное оборудование, ЗАО «М-Стандарт»): Испытательное оборудование одного наименования, марки и модификации, воспроизводящее одни и те же условия испытаний (измерений) с одинаковыми допусками для них, эксплуатируемое подразделениями ЗАО «М-Стандарт»....</text:p>
            <text:p>-----------  </text:p>
            <text:p>Правила построения, изложения, оформления стандартов организации ЗАО «М-Стандарт»</text:p>
            <text:p>Наименование правилаОписание правила</text:p>
            <text:p>2. Содержание и оформление титульного листаТитульный лист содержит:</text:p>
            <text:p>полное наименование организации-разработчика: «Федеральное бюджетное учреждение «Государственный региональный центр стандартизации, метрологии и испытаний в Свердловской области» (ЗАО «М-Стандарт»);</text:p>
            <text:p>логотип ЗАО «М-Стандарт»;</text:p>
            <text:p>обозначение стандарта;</text:p>
            <text:p>его статус: «Стандарт организации»;</text:p>
            <text:p>наименование стандарта;</text:p>
            <text:p>вых...</text:p>
          </table:table-cell>
          <table:table-cell office:value-type="string" calcext:value-type="string">
            <text:p>0.812677</text:p>
            <text:p>-------  </text:p>
            <text:p>0.811364</text:p>
            <text:p>-------  </text:p>
            <text:p>0.810768</text:p>
            <text:p>-------  </text:p>
            <text:p>0.810255</text:p>
            <text:p>-------  </text:p>
            <text:p>0.805964</text:p>
            <text:p>-------  </text:p>
            <text:p>0.80374</text:p>
          </table:table-cell>
          <table:table-cell office:value-type="string" calcext:value-type="string">
            <text:p>Вы хотите знать, как классифицируется оборудование в системе управления ЗАО «М-Стандарт»?</text:p>
            <text:p/>
            <text:p>Оборудование разделяется на следующие основные категории:</text:p>
            <text:p>- Средства измерений</text:p>
            <text:p>- Программное обеспечение</text:p>
            <text:p>- Эталоны</text:p>
            <text:p>- Стандартные образцы</text:p>
            <text:p>- Справочные данные</text:p>
            <text:p>- Реактивы</text:p>
            <text:p>- Испытательное оборудование</text:p>
            <text:p>- Вспомогательное оборудование</text:p>
            <text:p/>
            <text:p>Эти категории определены в документе СТО 070-018-2020.</text:p>
            <text:p/>
            <text:p>Обратите внимание, что приведённая классификация основана исключительно на предоставленной вами информации. Рекомендую перепроверить её в оригинальном источнике.</text:p>
            <text:p/>
            <text:p>Пожалуйста, оцените мой ответ от 1 до 5 — это поможет улучшить качество обслуживания.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02.07.2025 18:38:42</text:p>
          </table:table-cell>
          <table:table-cell office:value-type="float" office:value="1642030274" calcext:value-type="float">
            <text:p>1642030274</text:p>
          </table:table-cell>
          <table:table-cell office:value-type="string" calcext:value-type="string">
            <text:p>Какие мероприятия предусмотрены при проведении первичной поверки средств измерений в ЗАО «М-Стандарт»?</text:p>
          </table:table-cell>
          <table:table-cell office:value-type="string" calcext:value-type="string">
            <text:p>Учебная_база</text:p>
          </table:table-cell>
          <table:table-cell office:value-type="string" calcext:value-type="string">
            <text:p>И 070-011-2022. ИНСТРУКЦИЯ о мерах по обеспечению надлежащего состояния оборудования и помещений, находящихся под неполным контролем Учреждения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РК-8-2024. ПРАВИЛА ОРГАНИЗАЦИИ. РУКОВОДСТВО ПО КАЧЕСТВУ РАБОТ ПО ПОВЕРКЕ СРЕДСТВ ИЗМЕРЕНИЙ</text:p>
            <text:p>-----------  </text:p>
            <text:p>СТО 070-006-2017. Система менеджмента. УПРАВЛЕНИЕ ДОКУМЕНТИРОВАННОЙ ИНФОРМАЦИЕЙ</text:p>
            <text:p>-----------  </text:p>
            <text:p>ПР-1-3100-2024 Рабочий порядок проведения работ по поверке средств измерений и оформлению результатов</text:p>
            <text:p>-----------  </text:p>
            <text:p>РК-8-2024. ПРАВИЛА ОРГАНИЗАЦИИ. РУКОВОДСТВО ПО КАЧЕСТВУ РАБОТ ПО ПОВЕРКЕ СРЕДСТВ ИЗМЕРЕНИЙ</text:p>
          </table:table-cell>
          <table:table-cell office:value-type="string" office:string-value="4. Проведение работ в помещениях и с использованием оборудования, находящихся под неполным контролем ЗАО «М-Стандарт» регистрируется в журнале выездных работ, в т.ч. при необходимости регистрируется использование взятого для проведения измерений оборудования ЗАО «М-Стандарт»....&#10;-----------  &#10;Помещения&#10;№Раздел документа о требованияхРеализуемый в деятельности принцип (требование)РеализацияПримечание (в т.ч. информация о связанном документе)&#10;143.&#10;&#10;(Критерии аккредитации)Наличие по месту осуществления деятельности в области аккредитации, в том числе по месту осуществления временных работ, на праве собственности или на ином законном основании, предусматривающем право владения и пользования, помещений, оборудования, эталонов единиц величин, средств измерений, стандартных образцов, ...&#10;-----------  &#10;Оборудование&#10;№Раздел документа о требованияхРеализуемый в деятельности принцип (требование)РеализацияПримечание (в т.ч. информация о связанном документе)&#10;143.&#10;&#10;(Критерии аккредитации)Наличие по месту осуществления деятельности в области аккредитации, в том числе по месту осуществления временных работ, на праве собственности или на ином законном основании, предусматривающем право владения и пользования, помещений, оборудования, эталонов единиц величин, средств измерений, стандартных образцо...&#10;-----------  &#10;6.2 Общие правила ведения электронного документооборота&#10;6.2.1 В ЗАО «М-Стандарт» применяется программное средство электронного документооборота, функционирующее в рамках программного комплекса «1С» (ПС ЭДО), которое применяется для:&#10;- осуществления создания, утверждения (одобрения, подписания), регистрации, обращения, контроля за исполнением внутренней и внешней ДОКИ, в т.ч. хранения и архивирования (процессы, «Согласование», «Утверждение», «Ознакомление»)&#10;- передачи заданий и поручений руководи...&#10;-----------  &#10;2. Проведение работ по поверке средств измерений&#10;2.1 Область проведения работ по поверке СИ&#10;Работы по поверке средств измерений проводятся в отношении СИ утвержденного типа (имеются сведения об утверждении типа СИ в Федеральном информационном фонде по обеспечению единства измерений (далее – ФИФ)).&#10;&#10;Поверка СИ в ЗАО «М-Стандарт» осуществляется в отношении типов и групп средств измерений, указанных в утвержденной в установленном законодательством об аккредитации порядке области аккредитации ЗАО «М...&#10;-----------  &#10;Персонал&#10;№Раздел документа о требованияхРеализуемый в деятельности принцип (требование)РеализацияПримечание (в т.ч. информация о связанном документе)&#10;646.5 в)&#10;(Критерии аккредитации)в) систему контроля за деятельностью работников, выполняющих работы (оказывающих услуги) по обеспечению единства измерений в области аккредитации со стороны уполномоченных лиц;Контроль за деятельностью сотрудников, осуществляющих поверку СИ, реализуется путем:&#10;- контроля при подписании итоговых документов по р..." calcext:value-type="string">
            <text:p>4. Проведение работ в помещениях и с использованием оборудования, находящихся под неполным контролем ЗАО «М-Стандарт» регистрируется в журнале выездных работ, в т.ч. при необходимости регистрируется использование взятого для проведения измерений оборудования ЗАО «М-Стандарт»....</text:p>
            <text:p>-----------  </text:p>
            <text:p>Помещения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143.</text:p>
            <text:p/>
            <text:p>(Критерии аккредитации)Наличие по месту осуществления деятельности в области аккредитации, в том числе по месту осуществления временных работ, на праве собственности или на ином законном основании, предусматривающем право владения и пользования, помещений, оборудования, эталонов единиц величин, средств измерений, стандартных образцов, ...</text:p>
            <text:p>-----------  </text:p>
            <text:p>Оборудование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143.</text:p>
            <text:p/>
            <text:p>(Критерии аккредитации)Наличие по месту осуществления деятельности в области аккредитации, в том числе по месту осуществления временных работ, на праве собственности или на ином законном основании, предусматривающем право владения и пользования, помещений, оборудования, эталонов единиц величин, средств измерений, стандартных образцо...</text:p>
            <text:p>-----------  </text:p>
            <text:p>6.2 Общие правила ведения электронного документооборота</text:p>
            <text:p>6.2.1 В ЗАО «М-Стандарт» применяется программное средство электронного документооборота, функционирующее в рамках программного комплекса «1С» (ПС ЭДО), которое применяется для:</text:p>
            <text:p>- осуществления создания, утверждения (одобрения, подписания), регистрации, обращения, контроля за исполнением внутренней и внешней ДОКИ, в т.ч. хранения и архивирования (процессы, «Согласование», «Утверждение», «Ознакомление»)</text:p>
            <text:p>- передачи заданий и поручений руководи...</text:p>
            <text:p>-----------  </text:p>
            <text:p>2. Проведение работ по поверке средств измерений</text:p>
            <text:p>2.1 Область проведения работ по поверке СИ</text:p>
            <text:p>Работы по поверке средств измерений проводятся в отношении СИ утвержденного типа (имеются сведения об утверждении типа СИ в Федеральном информационном фонде по обеспечению единства измерений (далее – ФИФ)).</text:p>
            <text:p/>
            <text:p>Поверка СИ в ЗАО «М-Стандарт» осуществляется в отношении типов и групп средств измерений, указанных в утвержденной в установленном законодательством об аккредитации порядке области аккредитации ЗАО «М...</text:p>
            <text:p>-----------  </text:p>
            <text:p>Персонал</text:p>
            <text:p>№Раздел документа о требованияхРеализуемый в деятельности принцип (требование)РеализацияПримечание (в т.ч. информация о связанном документе)</text:p>
            <text:p>646.5 в)</text:p>
            <text:p>(Критерии аккредитации)в) систему контроля за деятельностью работников, выполняющих работы (оказывающих услуги) по обеспечению единства измерений в области аккредитации со стороны уполномоченных лиц;Контроль за деятельностью сотрудников, осуществляющих поверку СИ, реализуется путем:</text:p>
            <text:p>- контроля при подписании итоговых документов по р...</text:p>
          </table:table-cell>
          <table:table-cell office:value-type="string" calcext:value-type="string">
            <text:p>0.829978</text:p>
            <text:p>-------  </text:p>
            <text:p>0.825397</text:p>
            <text:p>-------  </text:p>
            <text:p>0.824834</text:p>
            <text:p>-------  </text:p>
            <text:p>0.823081</text:p>
            <text:p>-------  </text:p>
            <text:p>0.820562</text:p>
            <text:p>-------  </text:p>
            <text:p>0.820247</text:p>
          </table:table-cell>
          <table:table-cell office:value-type="string" calcext:value-type="string">
            <text:p>Правильно ли я понимаю, вас интересует перечень конкретных действий, которые выполняются при первичной поверке средств измерений в нашем предприятии?</text:p>
            <text:p/>
            <text:p>Если да, то вот краткий ответ:</text:p>
            <text:p>Первичная поверка средств измерений включает следующие основные этапы:</text:p>
            <text:p>1. Проверяется наличие сведений об утверждении типа средства измерения в федеральном информационном фонде.</text:p>
            <text:p>2. Проводится оценка соответствия средства измерений установленным критериям и характеристикам, указанным в области аккредитации нашего предприятия.</text:p>
            <text:p>3. Используются специально предназначенные помещения и оборудование, находящиеся у нас на законных основаниях.</text:p>
            <text:p>4. Работают квалифицированные специалисты, деятельность которых контролируется внутренними процедурами.</text:p>
            <text:p>5. Результаты поверки оформляются документально.</text:p>
            <text:p/>
            <text:p>Выдержка из документа: **ПР-1-3100-2024**.</text:p>
            <text:p/>
            <text:p>Предупреждаю: обязательно сверьте мой ответ с оригиналом документа!</text:p>
            <text:p/>
            <text:p>Оцените, пожалуйста, понятность моего объяснения от 1 до 5 — это очень поможет мне улучшить качество консультаций!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2T18:54:17.706793667</dc:date>
    <meta:editing-duration>PT2M55S</meta:editing-duration>
    <meta:editing-cycles>1</meta:editing-cycles>
    <meta:document-statistic meta:table-count="1" meta:cell-count="162" meta:object-count="0"/>
    <meta:generator>LibreOffice/7.3.7.2$Linux_X86_64 LibreOffice_project/30$Build-2</meta:generator>
  </office:meta>
</office:document-meta>
</file>